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255" style:parent-style-name="LO-Normal" style:family="paragraph">
      <style:paragraph-properties fo:margin-bottom="0in" fo:margin-right="-1.1812in"/>
    </style:style>
    <style:style style:name="T1256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9588098994O</text:p>
        </text:list-item>
        <text:list-item>
          <text:p text:style-name="P307">BR240511848701I</text:p>
        </text:list-item>
        <text:list-item>
          <text:p text:style-name="P308">BR242840262960Y</text:p>
        </text:list-item>
        <text:list-item>
          <text:p text:style-name="P309">BR2452157666548</text:p>
        </text:list-item>
        <text:list-item>
          <text:p text:style-name="P310">BR246614427806A</text:p>
        </text:list-item>
        <text:list-item>
          <text:p text:style-name="P311">BR242131164723L</text:p>
        </text:list-item>
        <text:list-item>
          <text:p text:style-name="P312">BR249677425183F</text:p>
        </text:list-item>
        <text:list-item>
          <text:p text:style-name="P313">BR2416190980411</text:p>
        </text:list-item>
        <text:list-item>
          <text:p text:style-name="P314">BR2405856699959</text:p>
        </text:list-item>
        <text:list-item>
          <text:p text:style-name="P315">BR2407664601003</text:p>
        </text:list-item>
        <text:list-item>
          <text:p text:style-name="P316">BR246524856014A</text:p>
        </text:list-item>
        <text:list-item>
          <text:p text:style-name="P317">BR244570418101B</text:p>
        </text:list-item>
        <text:list-item>
          <text:p text:style-name="P318">BR247634163486Z</text:p>
        </text:list-item>
        <text:list-item>
          <text:p text:style-name="P319">BR2495266231303</text:p>
        </text:list-item>
        <text:list-item>
          <text:p text:style-name="P320">BR2484471632766</text:p>
        </text:list-item>
        <text:list-item>
          <text:p text:style-name="P321">BR242454128628C</text:p>
        </text:list-item>
        <text:list-item>
          <text:p text:style-name="P322">BR241981020429L</text:p>
        </text:list-item>
        <text:list-item>
          <text:p text:style-name="P323">BR247054710760L</text:p>
        </text:list-item>
        <text:list-item>
          <text:p text:style-name="P324">BR244221195393P</text:p>
        </text:list-item>
        <text:list-item>
          <text:p text:style-name="P325">BR246064076535O</text:p>
        </text:list-item>
        <text:list-item>
          <text:p text:style-name="P326">BR245710331594S</text:p>
        </text:list-item>
        <text:list-item>
          <text:p text:style-name="P327">BR249374813251S</text:p>
        </text:list-item>
        <text:list-item>
          <text:p text:style-name="P328">BR241858786770L</text:p>
        </text:list-item>
        <text:list-item>
          <text:p text:style-name="P329">BR249795904785L</text:p>
        </text:list-item>
        <text:list-item>
          <text:p text:style-name="P330">BR247917000709O</text:p>
        </text:list-item>
        <text:list-item>
          <text:p text:style-name="P331">BR242057495644K</text:p>
        </text:list-item>
        <text:list-item>
          <text:p text:style-name="P332">BR2432406656551</text:p>
        </text:list-item>
        <text:list-item>
          <text:p text:style-name="P333">BR244988412331R</text:p>
        </text:list-item>
        <text:list-item>
          <text:p text:style-name="P334">BR245859845446N</text:p>
        </text:list-item>
        <text:list-item>
          <text:p text:style-name="P335">BR2494298822246</text:p>
        </text:list-item>
        <text:list-item>
          <text:p text:style-name="P336">BR245966155393V</text:p>
        </text:list-item>
        <text:list-item>
          <text:p text:style-name="P337">BR2433255710112</text:p>
        </text:list-item>
        <text:list-item>
          <text:p text:style-name="P338">BR243401453908M</text:p>
        </text:list-item>
        <text:list-item>
          <text:p text:style-name="P339">BR245521013199L</text:p>
        </text:list-item>
        <text:list-item>
          <text:p text:style-name="P340">BR244248760086N</text:p>
        </text:list-item>
        <text:list-item>
          <text:p text:style-name="P341">BR248163530780U</text:p>
        </text:list-item>
        <text:list-item>
          <text:p text:style-name="P342">BR2482599171085</text:p>
        </text:list-item>
        <text:list-item>
          <text:p text:style-name="P343">BR2444905343998</text:p>
        </text:list-item>
        <text:list-item>
          <text:p text:style-name="P344">BR242128585876Y</text:p>
        </text:list-item>
        <text:list-item>
          <text:p text:style-name="P345">BR249174841635J</text:p>
        </text:list-item>
        <text:list-item>
          <text:p text:style-name="P346">BR2450693502952</text:p>
        </text:list-item>
        <text:list-item>
          <text:p text:style-name="P347">BR249179567815Y</text:p>
        </text:list-item>
        <text:list-item>
          <text:p text:style-name="P348">BR245151174329I</text:p>
        </text:list-item>
        <text:list-item>
          <text:p text:style-name="P349">BR246947952011N</text:p>
        </text:list-item>
        <text:list-item>
          <text:p text:style-name="P350">BR242438495498P</text:p>
        </text:list-item>
        <text:list-item>
          <text:p text:style-name="P351">BR247360459515R</text:p>
        </text:list-item>
        <text:list-item>
          <text:p text:style-name="P352">BR2467860759634</text:p>
        </text:list-item>
        <text:list-item>
          <text:p text:style-name="P353">BR2479358613390</text:p>
        </text:list-item>
        <text:list-item>
          <text:p text:style-name="P354">BR248812938959F</text:p>
        </text:list-item>
        <text:list-item>
          <text:p text:style-name="P355">BR244566522071O</text:p>
        </text:list-item>
        <text:list-item>
          <text:p text:style-name="P356">BR241469024244I</text:p>
        </text:list-item>
        <text:list-item>
          <text:p text:style-name="P357">BR2493880783445</text:p>
        </text:list-item>
        <text:list-item>
          <text:p text:style-name="P358">BR2473142578842</text:p>
        </text:list-item>
        <text:list-item>
          <text:p text:style-name="P359">BR246420626015Q</text:p>
        </text:list-item>
        <text:list-item>
          <text:p text:style-name="P360">BR247047687628N</text:p>
        </text:list-item>
        <text:list-item>
          <text:p text:style-name="P361">BR2455208725168</text:p>
        </text:list-item>
        <text:list-item>
          <text:p text:style-name="P362">BR2437440742113</text:p>
        </text:list-item>
        <text:list-item>
          <text:p text:style-name="P363">BR247029585543C</text:p>
        </text:list-item>
        <text:list-item>
          <text:p text:style-name="P364">BR242435123570A</text:p>
        </text:list-item>
        <text:list-item>
          <text:p text:style-name="P365">BR240012310739E</text:p>
        </text:list-item>
        <text:list-item>
          <text:p text:style-name="P366">BR247216440375D</text:p>
        </text:list-item>
        <text:list-item>
          <text:p text:style-name="P367">BR241061064866B</text:p>
        </text:list-item>
        <text:list-item>
          <text:p text:style-name="P368">BR243512130700B</text:p>
        </text:list-item>
        <text:list-item>
          <text:p text:style-name="P369">BR2426253679332</text:p>
        </text:list-item>
        <text:list-item>
          <text:p text:style-name="P370">BR242416944389E</text:p>
        </text:list-item>
        <text:list-item>
          <text:p text:style-name="P371">BR2427242528013</text:p>
        </text:list-item>
        <text:list-item>
          <text:p text:style-name="P372">BR243222553776S</text:p>
        </text:list-item>
        <text:list-item>
          <text:p text:style-name="P373">BR246780425860Q</text:p>
        </text:list-item>
        <text:list-item>
          <text:p text:style-name="P374">BR248301836246W</text:p>
        </text:list-item>
        <text:list-item>
          <text:p text:style-name="P375">BR2435285272391</text:p>
        </text:list-item>
        <text:list-item>
          <text:p text:style-name="P376">BR246398708197X</text:p>
        </text:list-item>
        <text:list-item>
          <text:p text:style-name="P377">BR245419987410T</text:p>
        </text:list-item>
        <text:list-item>
          <text:p text:style-name="P378">BR243795009978P</text:p>
        </text:list-item>
        <text:list-item>
          <text:p text:style-name="P379">BR246293672416Q</text:p>
        </text:list-item>
        <text:list-item>
          <text:p text:style-name="P380">BR247556252973Y</text:p>
        </text:list-item>
        <text:list-item>
          <text:p text:style-name="P381">BR243079046146Y</text:p>
        </text:list-item>
        <text:list-item>
          <text:p text:style-name="P382">BR240176877433X</text:p>
        </text:list-item>
        <text:list-item>
          <text:p text:style-name="P383">BR248445880371X</text:p>
        </text:list-item>
        <text:list-item>
          <text:p text:style-name="P384">BR245075639292X</text:p>
        </text:list-item>
        <text:list-item>
          <text:p text:style-name="P385">BR2420889960398</text:p>
        </text:list-item>
        <text:list-item>
          <text:p text:style-name="P386">BR249171181263T</text:p>
        </text:list-item>
        <text:list-item>
          <text:p text:style-name="P387">BR242598630301T</text:p>
        </text:list-item>
        <text:list-item>
          <text:p text:style-name="P388">BR247840853285Y</text:p>
        </text:list-item>
        <text:list-item>
          <text:p text:style-name="P389">BR2445608463622</text:p>
        </text:list-item>
        <text:list-item>
          <text:p text:style-name="P390">BR245558157741K</text:p>
        </text:list-item>
        <text:list-item>
          <text:p text:style-name="P391">BR246246798929N</text:p>
        </text:list-item>
        <text:list-item>
          <text:p text:style-name="P392">BR2442191054352</text:p>
        </text:list-item>
        <text:list-item>
          <text:p text:style-name="P393">BR2407149745284</text:p>
        </text:list-item>
        <text:list-item>
          <text:p text:style-name="P394">BR244355533053T</text:p>
        </text:list-item>
        <text:list-item>
          <text:p text:style-name="P395">BR247090696802R</text:p>
        </text:list-item>
        <text:list-item>
          <text:p text:style-name="P396">BR245217183178F</text:p>
        </text:list-item>
        <text:list-item>
          <text:p text:style-name="P397">BR248681277476G</text:p>
        </text:list-item>
        <text:list-item>
          <text:p text:style-name="P398">BR240888658541W</text:p>
        </text:list-item>
        <text:list-item>
          <text:p text:style-name="P399">BR246989132360W</text:p>
        </text:list-item>
        <text:list-item>
          <text:p text:style-name="P400">BR247892289888H</text:p>
        </text:list-item>
        <text:list-item>
          <text:p text:style-name="P401">BR243018989746X</text:p>
        </text:list-item>
        <text:list-item>
          <text:p text:style-name="P402">BR247243794907L</text:p>
        </text:list-item>
        <text:list-item>
          <text:p text:style-name="P403">BR242604328388A</text:p>
        </text:list-item>
        <text:list-item>
          <text:p text:style-name="P404">BR240148596591T</text:p>
        </text:list-item>
        <text:list-item>
          <text:p text:style-name="P405">BR247958631536Z</text:p>
        </text:list-item>
        <text:list-item>
          <text:p text:style-name="P406">BR2426093112534</text:p>
        </text:list-item>
        <text:list-item>
          <text:p text:style-name="P407">BR240944750826A</text:p>
        </text:list-item>
        <text:list-item>
          <text:p text:style-name="P408">BR245124875802Y</text:p>
        </text:list-item>
        <text:list-item>
          <text:p text:style-name="P409">BR2458627904332</text:p>
        </text:list-item>
        <text:list-item>
          <text:p text:style-name="P410">BR244268363933N</text:p>
        </text:list-item>
        <text:list-item>
          <text:p text:style-name="P411">BR245163726092G</text:p>
        </text:list-item>
        <text:list-item>
          <text:p text:style-name="P412">BR240749565242K</text:p>
        </text:list-item>
        <text:list-item>
          <text:p text:style-name="P413">BR242236690458R</text:p>
        </text:list-item>
        <text:list-item>
          <text:p text:style-name="P414">BR248551524505Y</text:p>
        </text:list-item>
        <text:list-item>
          <text:p text:style-name="P415">BR248080680173G</text:p>
        </text:list-item>
        <text:list-item>
          <text:p text:style-name="P416">BR240154569201E</text:p>
        </text:list-item>
        <text:list-item>
          <text:p text:style-name="P417">BR244489626766X</text:p>
        </text:list-item>
        <text:list-item>
          <text:p text:style-name="P418">BR247156457020J</text:p>
        </text:list-item>
        <text:list-item>
          <text:p text:style-name="P419">BR246247463882D</text:p>
        </text:list-item>
        <text:list-item>
          <text:p text:style-name="P420">BR2432525856069</text:p>
        </text:list-item>
        <text:list-item>
          <text:p text:style-name="P421">BR2445353427080</text:p>
        </text:list-item>
        <text:list-item>
          <text:p text:style-name="P422">BR244611447941D</text:p>
        </text:list-item>
        <text:list-item>
          <text:p text:style-name="P423">BR244321797168D</text:p>
        </text:list-item>
        <text:list-item>
          <text:p text:style-name="P424">BR246778951415H</text:p>
        </text:list-item>
        <text:list-item>
          <text:p text:style-name="P425">BR242318777284K</text:p>
        </text:list-item>
        <text:list-item>
          <text:p text:style-name="P426">BR2459733366278</text:p>
        </text:list-item>
        <text:list-item>
          <text:p text:style-name="P427">BR2477894263021</text:p>
        </text:list-item>
        <text:list-item>
          <text:p text:style-name="P428">BR246784906173A</text:p>
        </text:list-item>
        <text:list-item>
          <text:p text:style-name="P429">BR242664547940R</text:p>
        </text:list-item>
        <text:list-item>
          <text:p text:style-name="P430">BR2477811639406</text:p>
        </text:list-item>
        <text:list-item>
          <text:p text:style-name="P431">BR2481533919771</text:p>
        </text:list-item>
        <text:list-item>
          <text:p text:style-name="P432">BR2434549526145</text:p>
        </text:list-item>
        <text:list-item>
          <text:p text:style-name="P433">BR2496381979691</text:p>
        </text:list-item>
        <text:list-item>
          <text:p text:style-name="P434">BR245069633959R</text:p>
        </text:list-item>
        <text:list-item>
          <text:p text:style-name="P435">BR2406142428678</text:p>
        </text:list-item>
        <text:list-item>
          <text:p text:style-name="P436">BR245206591138O</text:p>
        </text:list-item>
        <text:list-item>
          <text:p text:style-name="P437">BR242154352333K</text:p>
        </text:list-item>
        <text:list-item>
          <text:p text:style-name="P438">BR246808504485U</text:p>
        </text:list-item>
        <text:list-item>
          <text:p text:style-name="P439">BR244503193204P</text:p>
        </text:list-item>
        <text:list-item>
          <text:p text:style-name="P440">BR2466699413920</text:p>
        </text:list-item>
        <text:list-item>
          <text:p text:style-name="P441">BR245082289222U</text:p>
        </text:list-item>
        <text:list-item>
          <text:p text:style-name="P442">BR248462482533I</text:p>
        </text:list-item>
        <text:list-item>
          <text:p text:style-name="P443">BR2444022320025</text:p>
        </text:list-item>
        <text:list-item>
          <text:p text:style-name="P444">BR2420600144084</text:p>
        </text:list-item>
        <text:list-item>
          <text:p text:style-name="P445">BR245047516231A</text:p>
        </text:list-item>
        <text:list-item>
          <text:p text:style-name="P446">BR2436318640339</text:p>
        </text:list-item>
        <text:list-item>
          <text:p text:style-name="P447">BR240133425120W</text:p>
        </text:list-item>
        <text:list-item>
          <text:p text:style-name="P448">BR242523456860X</text:p>
        </text:list-item>
        <text:list-item>
          <text:p text:style-name="P449">BR2447809644226</text:p>
        </text:list-item>
        <text:list-item>
          <text:p text:style-name="P450">BR242483028904P</text:p>
        </text:list-item>
        <text:list-item>
          <text:p text:style-name="P451">BR2424697665299</text:p>
        </text:list-item>
        <text:list-item>
          <text:p text:style-name="P452">BR247803441285E</text:p>
        </text:list-item>
        <text:list-item>
          <text:p text:style-name="P453">BR2483488346666</text:p>
        </text:list-item>
        <text:list-item>
          <text:p text:style-name="P454">BR2412677822490</text:p>
        </text:list-item>
        <text:list-item>
          <text:p text:style-name="P455">BR243447564196W</text:p>
        </text:list-item>
        <text:list-item>
          <text:p text:style-name="P456">BR2436651521457</text:p>
        </text:list-item>
        <text:list-item>
          <text:p text:style-name="P457">BR2469624756492</text:p>
        </text:list-item>
        <text:list-item>
          <text:p text:style-name="P458">BR244755771718B</text:p>
        </text:list-item>
        <text:list-item>
          <text:p text:style-name="P459">BR2407670926634</text:p>
        </text:list-item>
        <text:list-item>
          <text:p text:style-name="P460">BR2417013830387</text:p>
        </text:list-item>
        <text:list-item>
          <text:p text:style-name="P461">BR2409002387207</text:p>
        </text:list-item>
        <text:list-item>
          <text:p text:style-name="P462">BR242312325593I</text:p>
        </text:list-item>
        <text:list-item>
          <text:p text:style-name="P463">BR2415955437266</text:p>
        </text:list-item>
        <text:list-item>
          <text:p text:style-name="P464">BR248991110768S</text:p>
        </text:list-item>
        <text:list-item>
          <text:p text:style-name="P465">BR2475399098419</text:p>
        </text:list-item>
        <text:list-item>
          <text:p text:style-name="P466">BR245462860369X</text:p>
        </text:list-item>
        <text:list-item>
          <text:p text:style-name="P467">BR2408881587575</text:p>
        </text:list-item>
        <text:list-item>
          <text:p text:style-name="P468">BR240828793138S</text:p>
        </text:list-item>
        <text:list-item>
          <text:p text:style-name="P469">BR240578842859Z</text:p>
        </text:list-item>
        <text:list-item>
          <text:p text:style-name="P470">BR249128830692K</text:p>
        </text:list-item>
        <text:list-item>
          <text:p text:style-name="P471">BR244071581646U</text:p>
        </text:list-item>
        <text:list-item>
          <text:p text:style-name="P472">BR244755668973J</text:p>
        </text:list-item>
        <text:list-item>
          <text:p text:style-name="P473">BR242190052258R</text:p>
        </text:list-item>
        <text:list-item>
          <text:p text:style-name="P474">BR2424605099860</text:p>
        </text:list-item>
        <text:list-item>
          <text:p text:style-name="P475">BR245544416063R</text:p>
        </text:list-item>
        <text:list-item>
          <text:p text:style-name="P476">BR242646082454Z</text:p>
        </text:list-item>
        <text:list-item>
          <text:p text:style-name="P477">BR2468661002863</text:p>
        </text:list-item>
        <text:list-item>
          <text:p text:style-name="P478">BR249445362420X</text:p>
        </text:list-item>
        <text:list-item>
          <text:p text:style-name="P479">BR2493933708422</text:p>
        </text:list-item>
        <text:list-item>
          <text:p text:style-name="P480">BR247244685416T</text:p>
        </text:list-item>
        <text:list-item>
          <text:p text:style-name="P481">BR244117235242L</text:p>
        </text:list-item>
        <text:list-item>
          <text:p text:style-name="P482">BR2424960742351</text:p>
        </text:list-item>
        <text:list-item>
          <text:p text:style-name="P483">BR246209930907K</text:p>
        </text:list-item>
        <text:list-item>
          <text:p text:style-name="P484">BR243503589044I</text:p>
        </text:list-item>
        <text:list-item>
          <text:p text:style-name="P485">BR246822611733L</text:p>
        </text:list-item>
        <text:list-item>
          <text:p text:style-name="P486">BR2432081435404</text:p>
        </text:list-item>
        <text:list-item>
          <text:p text:style-name="P487">BR2417836852211</text:p>
        </text:list-item>
        <text:list-item>
          <text:p text:style-name="P488">BR244251268129F</text:p>
        </text:list-item>
        <text:list-item>
          <text:p text:style-name="P489">BR242376947589U</text:p>
        </text:list-item>
        <text:list-item>
          <text:p text:style-name="P490">BR244720433625P</text:p>
        </text:list-item>
        <text:list-item>
          <text:p text:style-name="P491">BR249388029522E</text:p>
        </text:list-item>
        <text:list-item>
          <text:p text:style-name="P492">BR2475714153708</text:p>
        </text:list-item>
        <text:list-item>
          <text:p text:style-name="P493">BR2499055021875</text:p>
        </text:list-item>
        <text:list-item>
          <text:p text:style-name="P494">BR2443014558431</text:p>
        </text:list-item>
        <text:list-item>
          <text:p text:style-name="P495">BR247305912058I</text:p>
        </text:list-item>
        <text:list-item>
          <text:p text:style-name="P496">BR241034549466V</text:p>
        </text:list-item>
        <text:list-item>
          <text:p text:style-name="P497">BR2445726951034</text:p>
        </text:list-item>
        <text:list-item>
          <text:p text:style-name="P498">BR2449512811824</text:p>
        </text:list-item>
        <text:list-item>
          <text:p text:style-name="P499">BR2456626015276</text:p>
        </text:list-item>
        <text:list-item>
          <text:p text:style-name="P500">BR240254419404I</text:p>
        </text:list-item>
        <text:list-item>
          <text:p text:style-name="P501">BR241636659812P</text:p>
        </text:list-item>
        <text:list-item>
          <text:p text:style-name="P502">BR241965728813Z</text:p>
        </text:list-item>
        <text:list-item>
          <text:p text:style-name="P503">BR243988274426H</text:p>
        </text:list-item>
        <text:list-item>
          <text:p text:style-name="P504">BR249972767085U</text:p>
        </text:list-item>
        <text:list-item>
          <text:p text:style-name="P505">BR245397985831P</text:p>
        </text:list-item>
        <text:list-item>
          <text:p text:style-name="P506">BR241374334703J</text:p>
        </text:list-item>
        <text:list-item>
          <text:p text:style-name="P507">BR246898586746U</text:p>
        </text:list-item>
        <text:list-item>
          <text:p text:style-name="P508">BR244708209013W</text:p>
        </text:list-item>
        <text:list-item>
          <text:p text:style-name="P509">BR242530645166Z</text:p>
        </text:list-item>
        <text:list-item>
          <text:p text:style-name="P510">BR245741302476Y</text:p>
        </text:list-item>
        <text:list-item>
          <text:p text:style-name="P511">BR244628308690Q</text:p>
        </text:list-item>
        <text:list-item>
          <text:p text:style-name="P512">BR2406886558405</text:p>
        </text:list-item>
        <text:list-item>
          <text:p text:style-name="P513">BR246583491931M</text:p>
        </text:list-item>
        <text:list-item>
          <text:p text:style-name="P514">BR249225286372W</text:p>
        </text:list-item>
        <text:list-item>
          <text:p text:style-name="P515">BR247007656892P</text:p>
        </text:list-item>
        <text:list-item>
          <text:p text:style-name="P516">BR241178945225N</text:p>
        </text:list-item>
        <text:list-item>
          <text:p text:style-name="P517">BR240991116736R</text:p>
        </text:list-item>
        <text:list-item>
          <text:p text:style-name="P518">BR243175913669K</text:p>
        </text:list-item>
        <text:list-item>
          <text:p text:style-name="P519">BR241322513671P</text:p>
        </text:list-item>
        <text:list-item>
          <text:p text:style-name="P520">BR247088303209M</text:p>
        </text:list-item>
        <text:list-item>
          <text:p text:style-name="P521">BR2424179485922</text:p>
        </text:list-item>
        <text:list-item>
          <text:p text:style-name="P522">BR240540631983M</text:p>
        </text:list-item>
        <text:list-item>
          <text:p text:style-name="P523">BR242006580839M</text:p>
        </text:list-item>
        <text:list-item>
          <text:p text:style-name="P524">BR242534691929I</text:p>
        </text:list-item>
        <text:list-item>
          <text:p text:style-name="P525">BR242375288140B</text:p>
        </text:list-item>
        <text:list-item>
          <text:p text:style-name="P526">BR248479738087H</text:p>
        </text:list-item>
        <text:list-item>
          <text:p text:style-name="P527">BR2480150095709</text:p>
        </text:list-item>
        <text:list-item>
          <text:p text:style-name="P528">BR2458092493054</text:p>
        </text:list-item>
        <text:list-item>
          <text:p text:style-name="P529">BR249593179950G</text:p>
        </text:list-item>
        <text:list-item>
          <text:p text:style-name="P530">BR248765877057R</text:p>
        </text:list-item>
        <text:list-item>
          <text:p text:style-name="P531">BR2480322184369</text:p>
        </text:list-item>
        <text:list-item>
          <text:p text:style-name="P532">BR2419102392208</text:p>
        </text:list-item>
        <text:list-item>
          <text:p text:style-name="P533">BR243403413205J</text:p>
        </text:list-item>
        <text:list-item>
          <text:p text:style-name="P534">BR2471458012266</text:p>
        </text:list-item>
        <text:list-item>
          <text:p text:style-name="P535">BR240411509293F</text:p>
        </text:list-item>
        <text:list-item>
          <text:p text:style-name="P536">BR2497461959623</text:p>
        </text:list-item>
        <text:list-item>
          <text:p text:style-name="P537">BR241985576252O</text:p>
        </text:list-item>
        <text:list-item>
          <text:p text:style-name="P538">BR242671020866S</text:p>
        </text:list-item>
        <text:list-item>
          <text:p text:style-name="P539">BR245591771755S</text:p>
        </text:list-item>
        <text:list-item>
          <text:p text:style-name="P540">BR249554546351H</text:p>
        </text:list-item>
        <text:list-item>
          <text:p text:style-name="P541">BR2463520995441</text:p>
        </text:list-item>
        <text:list-item>
          <text:p text:style-name="P542">BR240780088404N</text:p>
        </text:list-item>
        <text:list-item>
          <text:p text:style-name="P543">BR249437455013F</text:p>
        </text:list-item>
        <text:list-item>
          <text:p text:style-name="P544">BR243150245736Z</text:p>
        </text:list-item>
        <text:list-item>
          <text:p text:style-name="P545">BR247575786104D</text:p>
        </text:list-item>
        <text:list-item>
          <text:p text:style-name="P546">BR240742086058O</text:p>
        </text:list-item>
        <text:list-item>
          <text:p text:style-name="P547">BR244716635083R</text:p>
        </text:list-item>
        <text:list-item>
          <text:p text:style-name="P548">BR246520777385C</text:p>
        </text:list-item>
        <text:list-item>
          <text:p text:style-name="P549">BR248833056874I</text:p>
        </text:list-item>
        <text:list-item>
          <text:p text:style-name="P550">BR240658038086O</text:p>
        </text:list-item>
        <text:list-item>
          <text:p text:style-name="P551">BR241681528388Y</text:p>
        </text:list-item>
        <text:list-item>
          <text:p text:style-name="P552">BR2497846023648</text:p>
        </text:list-item>
        <text:list-item>
          <text:p text:style-name="P553">BR2435953718945</text:p>
        </text:list-item>
        <text:list-item>
          <text:p text:style-name="P554">BR240740063568U</text:p>
        </text:list-item>
        <text:list-item>
          <text:p text:style-name="P555">BR249895948358C</text:p>
        </text:list-item>
        <text:list-item>
          <text:p text:style-name="P556">BR243722948471G</text:p>
        </text:list-item>
        <text:list-item>
          <text:p text:style-name="P557">BR240418779366V</text:p>
        </text:list-item>
        <text:list-item>
          <text:p text:style-name="P558">BR2483898376051</text:p>
        </text:list-item>
        <text:list-item>
          <text:p text:style-name="P559">BR243075254308P</text:p>
        </text:list-item>
        <text:list-item>
          <text:p text:style-name="P560">BR241995461731G</text:p>
        </text:list-item>
        <text:list-item>
          <text:p text:style-name="P561">BR249303596925H</text:p>
        </text:list-item>
        <text:list-item>
          <text:p text:style-name="P562">BR241205074507I</text:p>
        </text:list-item>
        <text:list-item>
          <text:p text:style-name="P563">BR242641935941L</text:p>
        </text:list-item>
        <text:list-item>
          <text:p text:style-name="P564">BR240712156526U</text:p>
        </text:list-item>
        <text:list-item>
          <text:p text:style-name="P565">BR241907399243W</text:p>
        </text:list-item>
        <text:list-item>
          <text:p text:style-name="P566">BR2425900476240</text:p>
        </text:list-item>
        <text:list-item>
          <text:p text:style-name="P567">BR247801287027K</text:p>
        </text:list-item>
        <text:list-item>
          <text:p text:style-name="P568">BR248336688373N</text:p>
        </text:list-item>
        <text:list-item>
          <text:p text:style-name="P569">BR240254267801L</text:p>
        </text:list-item>
        <text:list-item>
          <text:p text:style-name="P570">BR249099197704E</text:p>
        </text:list-item>
        <text:list-item>
          <text:p text:style-name="P571">BR2458949596254</text:p>
        </text:list-item>
        <text:list-item>
          <text:p text:style-name="P572">BR244715163289E</text:p>
        </text:list-item>
        <text:list-item>
          <text:p text:style-name="P573">BR243764820106B</text:p>
        </text:list-item>
        <text:list-item>
          <text:p text:style-name="P574">BR2462011157296</text:p>
        </text:list-item>
        <text:list-item>
          <text:p text:style-name="P575">BR2475723062227</text:p>
        </text:list-item>
        <text:list-item>
          <text:p text:style-name="P576">BR241000129241Q</text:p>
        </text:list-item>
        <text:list-item>
          <text:p text:style-name="P577">BR2454214794346</text:p>
        </text:list-item>
        <text:list-item>
          <text:p text:style-name="P578">BR240614937558B</text:p>
        </text:list-item>
        <text:list-item>
          <text:p text:style-name="P579">BR245724454177P</text:p>
        </text:list-item>
        <text:list-item>
          <text:p text:style-name="P580">BR244073835538D</text:p>
        </text:list-item>
        <text:list-item>
          <text:p text:style-name="P581">BR240479782703Q</text:p>
        </text:list-item>
        <text:list-item>
          <text:p text:style-name="P582">BR243837386748O</text:p>
        </text:list-item>
        <text:list-item>
          <text:p text:style-name="P583">BR243068445467X=</text:p>
        </text:list-item>
        <text:list-item>
          <text:p text:style-name="P584">BR244820079782T</text:p>
        </text:list-item>
        <text:list-item>
          <text:p text:style-name="P585">BR244592142405F</text:p>
        </text:list-item>
        <text:list-item>
          <text:p text:style-name="P586">BR246079079382O</text:p>
        </text:list-item>
        <text:list-item>
          <text:p text:style-name="P587">BR243155934803I</text:p>
        </text:list-item>
        <text:list-item>
          <text:p text:style-name="P588">BR243735204898K</text:p>
        </text:list-item>
        <text:list-item>
          <text:p text:style-name="P589">BR247292227845S</text:p>
        </text:list-item>
        <text:list-item>
          <text:p text:style-name="P590">BR242987288184S</text:p>
        </text:list-item>
        <text:list-item>
          <text:p text:style-name="P591">BR245987479825F</text:p>
        </text:list-item>
        <text:list-item>
          <text:p text:style-name="P592">BR240802113872T</text:p>
        </text:list-item>
        <text:list-item>
          <text:p text:style-name="P593">BR243698555606Q</text:p>
        </text:list-item>
        <text:list-item>
          <text:p text:style-name="P594">BR247388395252U</text:p>
        </text:list-item>
        <text:list-item>
          <text:p text:style-name="P595">BR2441873583342</text:p>
        </text:list-item>
        <text:list-item>
          <text:p text:style-name="P596">BR2471466528303</text:p>
        </text:list-item>
        <text:list-item>
          <text:p text:style-name="P597">BR247848695666E</text:p>
        </text:list-item>
        <text:list-item>
          <text:p text:style-name="P598">BR249480166074I</text:p>
        </text:list-item>
        <text:list-item>
          <text:p text:style-name="P599">BR247910396000K</text:p>
        </text:list-item>
        <text:list-item>
          <text:p text:style-name="P600">BR2453084067526</text:p>
        </text:list-item>
        <text:list-item>
          <text:p text:style-name="P601">BR248217308708A</text:p>
        </text:list-item>
        <text:list-item>
          <text:p text:style-name="P602">BR241432388176F</text:p>
        </text:list-item>
        <text:list-item>
          <text:p text:style-name="P603">BR245313338591F</text:p>
        </text:list-item>
        <text:list-item>
          <text:p text:style-name="P604">BR2448691593608</text:p>
        </text:list-item>
        <text:list-item>
          <text:p text:style-name="P605">BR2474133504119</text:p>
        </text:list-item>
        <text:list-item>
          <text:p text:style-name="P606">BR244175177040L</text:p>
        </text:list-item>
        <text:list-item>
          <text:p text:style-name="P607">BR247275372427I</text:p>
        </text:list-item>
        <text:list-item>
          <text:p text:style-name="P608">BR242100396480L</text:p>
        </text:list-item>
        <text:list-item>
          <text:p text:style-name="P609">BR244139571964F</text:p>
        </text:list-item>
        <text:list-item>
          <text:p text:style-name="P610">BR2404182438946</text:p>
        </text:list-item>
        <text:list-item>
          <text:p text:style-name="P611">BR245875164853A</text:p>
        </text:list-item>
        <text:list-item>
          <text:p text:style-name="P612">BR2404801800544</text:p>
        </text:list-item>
        <text:list-item>
          <text:p text:style-name="P613">BR241196760719B</text:p>
        </text:list-item>
        <text:list-item>
          <text:p text:style-name="P614">BR244377225275S</text:p>
        </text:list-item>
        <text:list-item>
          <text:p text:style-name="P615">BR2478089216423</text:p>
        </text:list-item>
        <text:list-item>
          <text:p text:style-name="P616">BR240966570104I</text:p>
        </text:list-item>
        <text:list-item>
          <text:p text:style-name="P617">BR2402709556215</text:p>
        </text:list-item>
        <text:list-item>
          <text:p text:style-name="P618">BR2467212904271</text:p>
        </text:list-item>
        <text:list-item>
          <text:p text:style-name="P619">BR2474533897431</text:p>
        </text:list-item>
        <text:list-item>
          <text:p text:style-name="P620">BR244992911603I</text:p>
        </text:list-item>
        <text:list-item>
          <text:p text:style-name="P621">BR245605076460A</text:p>
        </text:list-item>
        <text:list-item>
          <text:p text:style-name="P622">BR240878910404I</text:p>
        </text:list-item>
        <text:list-item>
          <text:p text:style-name="P623">BR241506020539Q</text:p>
        </text:list-item>
        <text:list-item>
          <text:p text:style-name="P624">BR2406320595872</text:p>
        </text:list-item>
        <text:list-item>
          <text:p text:style-name="P625">BR243251910662X</text:p>
        </text:list-item>
        <text:list-item>
          <text:p text:style-name="P626">BR246880754092P</text:p>
        </text:list-item>
        <text:list-item>
          <text:p text:style-name="P627">BR248981967667V</text:p>
        </text:list-item>
        <text:list-item>
          <text:p text:style-name="P628">BR248721419179S</text:p>
        </text:list-item>
        <text:list-item>
          <text:p text:style-name="P629">BR2467400838123</text:p>
        </text:list-item>
        <text:list-item>
          <text:p text:style-name="P630">BR248340707774F</text:p>
        </text:list-item>
        <text:list-item>
          <text:p text:style-name="P631">BR2405882278531</text:p>
        </text:list-item>
        <text:list-item>
          <text:p text:style-name="P632">BR247868619517D</text:p>
        </text:list-item>
        <text:list-item>
          <text:p text:style-name="P633">BR242744408516T</text:p>
        </text:list-item>
        <text:list-item>
          <text:p text:style-name="P634">BR2404002724155</text:p>
        </text:list-item>
        <text:list-item>
          <text:p text:style-name="P635">BR244332984933H</text:p>
        </text:list-item>
        <text:list-item>
          <text:p text:style-name="P636">BR243329953330O</text:p>
        </text:list-item>
        <text:list-item>
          <text:p text:style-name="P637">BR244124333906C</text:p>
        </text:list-item>
        <text:list-item>
          <text:p text:style-name="P638">BR244484525048R</text:p>
        </text:list-item>
        <text:list-item>
          <text:p text:style-name="P639">BR244784908137W</text:p>
        </text:list-item>
        <text:list-item>
          <text:p text:style-name="P640">BR247674840277D</text:p>
        </text:list-item>
        <text:list-item>
          <text:p text:style-name="P641">BR2495212051168</text:p>
        </text:list-item>
        <text:list-item>
          <text:p text:style-name="P642">BR242678087627H</text:p>
        </text:list-item>
        <text:list-item>
          <text:p text:style-name="P643">BR246894066017M</text:p>
        </text:list-item>
        <text:list-item>
          <text:p text:style-name="P644">BR246554228391P</text:p>
        </text:list-item>
        <text:list-item>
          <text:p text:style-name="P645">BR2407185933462</text:p>
        </text:list-item>
        <text:list-item>
          <text:p text:style-name="P646">BR246513377106T</text:p>
        </text:list-item>
        <text:list-item>
          <text:p text:style-name="P647">BR249030089240P</text:p>
        </text:list-item>
        <text:list-item>
          <text:p text:style-name="P648">BR2423824861939</text:p>
        </text:list-item>
        <text:list-item>
          <text:p text:style-name="P649">BR240410699025V</text:p>
        </text:list-item>
        <text:list-item>
          <text:p text:style-name="P650">BR244007645575Z</text:p>
        </text:list-item>
        <text:list-item>
          <text:p text:style-name="P651">BR247751930320A</text:p>
        </text:list-item>
        <text:list-item>
          <text:p text:style-name="P652">BR242156608641O</text:p>
        </text:list-item>
        <text:list-item>
          <text:p text:style-name="P653">BR242435581846C</text:p>
        </text:list-item>
        <text:list-item>
          <text:p text:style-name="P654">BR247001243593K</text:p>
        </text:list-item>
        <text:list-item>
          <text:p text:style-name="P655">BR242501817805L</text:p>
        </text:list-item>
        <text:list-item>
          <text:p text:style-name="P656">BR243206597152R</text:p>
        </text:list-item>
        <text:list-item>
          <text:p text:style-name="P657">BR241020259075O</text:p>
        </text:list-item>
        <text:list-item>
          <text:p text:style-name="P658">BR2455373543040</text:p>
        </text:list-item>
        <text:list-item>
          <text:p text:style-name="P659">BR243328645415I</text:p>
        </text:list-item>
        <text:list-item>
          <text:p text:style-name="P660">BR247635645745L</text:p>
        </text:list-item>
        <text:list-item>
          <text:p text:style-name="P661">BR244128895150A</text:p>
        </text:list-item>
        <text:list-item>
          <text:p text:style-name="P662">BR242372982527U</text:p>
        </text:list-item>
        <text:list-item>
          <text:p text:style-name="P663">BR245873189722Q</text:p>
        </text:list-item>
        <text:list-item>
          <text:p text:style-name="P664">BR248723647424E</text:p>
        </text:list-item>
        <text:list-item>
          <text:p text:style-name="P665">BR240589555550N</text:p>
        </text:list-item>
        <text:list-item>
          <text:p text:style-name="P666">BR241692734725F</text:p>
        </text:list-item>
        <text:list-item>
          <text:p text:style-name="P667">BR245699369836R</text:p>
        </text:list-item>
        <text:list-item>
          <text:p text:style-name="P668">BR2466071371951</text:p>
        </text:list-item>
        <text:list-item>
          <text:p text:style-name="P669">BR248971228934O</text:p>
        </text:list-item>
        <text:list-item>
          <text:p text:style-name="P670">BR2425291956102</text:p>
        </text:list-item>
        <text:list-item>
          <text:p text:style-name="P671">BR243798692849D</text:p>
        </text:list-item>
        <text:list-item>
          <text:p text:style-name="P672">BR2465584546289</text:p>
        </text:list-item>
        <text:list-item>
          <text:p text:style-name="P673">BR2425827267678</text:p>
        </text:list-item>
        <text:list-item>
          <text:p text:style-name="P674">BR241903848469P</text:p>
        </text:list-item>
        <text:list-item>
          <text:p text:style-name="P675">BR241769160426S</text:p>
        </text:list-item>
        <text:list-item>
          <text:p text:style-name="P676">BR247455131170O</text:p>
        </text:list-item>
        <text:list-item>
          <text:p text:style-name="P677">BR240842396017E</text:p>
        </text:list-item>
        <text:list-item>
          <text:p text:style-name="P678">BR2415146284475</text:p>
        </text:list-item>
        <text:list-item>
          <text:p text:style-name="P679">BR2457004243178</text:p>
        </text:list-item>
        <text:list-item>
          <text:p text:style-name="P680">BR240241458512Z</text:p>
        </text:list-item>
        <text:list-item>
          <text:p text:style-name="P681">BR241244721567U</text:p>
        </text:list-item>
        <text:list-item>
          <text:p text:style-name="P682">BR246837195087R</text:p>
        </text:list-item>
        <text:list-item>
          <text:p text:style-name="P683">BR245845659061T</text:p>
        </text:list-item>
        <text:list-item>
          <text:p text:style-name="P684">BR2436081910635</text:p>
        </text:list-item>
        <text:list-item>
          <text:p text:style-name="P685">BR243233690278T</text:p>
        </text:list-item>
        <text:list-item>
          <text:p text:style-name="P686">BR243471397299Z</text:p>
        </text:list-item>
        <text:list-item>
          <text:p text:style-name="P687">BR244156390512X</text:p>
        </text:list-item>
        <text:list-item>
          <text:p text:style-name="P688">BR248238947567S</text:p>
        </text:list-item>
        <text:list-item>
          <text:p text:style-name="P689">BR242101380302M</text:p>
        </text:list-item>
        <text:list-item>
          <text:p text:style-name="P690">BR246831412805V</text:p>
        </text:list-item>
        <text:list-item>
          <text:p text:style-name="P691">BR2405793371061</text:p>
        </text:list-item>
        <text:list-item>
          <text:p text:style-name="P692">BR249140415074X</text:p>
        </text:list-item>
        <text:list-item>
          <text:p text:style-name="P693">BR241435130168J</text:p>
        </text:list-item>
        <text:list-item>
          <text:p text:style-name="P694">BR248888138281K</text:p>
        </text:list-item>
        <text:list-item>
          <text:p text:style-name="P695">BR245961167319S</text:p>
        </text:list-item>
        <text:list-item>
          <text:p text:style-name="P696">BR2462497566072</text:p>
        </text:list-item>
        <text:list-item>
          <text:p text:style-name="P697">BR249318382532A</text:p>
        </text:list-item>
        <text:list-item>
          <text:p text:style-name="P698">BR248285299922H</text:p>
        </text:list-item>
        <text:list-item>
          <text:p text:style-name="P699">BR242959902450N</text:p>
        </text:list-item>
        <text:list-item>
          <text:p text:style-name="P700">BR243281973199G</text:p>
        </text:list-item>
        <text:list-item>
          <text:p text:style-name="P701">BR245191731180X</text:p>
        </text:list-item>
        <text:list-item>
          <text:p text:style-name="P702">BR248526114736N</text:p>
        </text:list-item>
        <text:list-item>
          <text:p text:style-name="P703">BR244086623605X</text:p>
        </text:list-item>
        <text:list-item>
          <text:p text:style-name="P704">BR245744652159K</text:p>
        </text:list-item>
        <text:list-item>
          <text:p text:style-name="P705">BR246535634391I</text:p>
        </text:list-item>
        <text:list-item>
          <text:p text:style-name="P706">BR248523467895S</text:p>
        </text:list-item>
        <text:list-item>
          <text:p text:style-name="P707">BR243119028705Q</text:p>
        </text:list-item>
        <text:list-item>
          <text:p text:style-name="P708">BR247396323275H</text:p>
        </text:list-item>
        <text:list-item>
          <text:p text:style-name="P709">BR242774241722L</text:p>
        </text:list-item>
        <text:list-item>
          <text:p text:style-name="P710">BR243601193319M</text:p>
        </text:list-item>
        <text:list-item>
          <text:p text:style-name="P711">BR246378910031W</text:p>
        </text:list-item>
        <text:list-item>
          <text:p text:style-name="P712">BR242250730192O</text:p>
        </text:list-item>
        <text:list-item>
          <text:p text:style-name="P713">BR241148043774T</text:p>
        </text:list-item>
        <text:list-item>
          <text:p text:style-name="P714">BR249292470691E</text:p>
        </text:list-item>
        <text:list-item>
          <text:p text:style-name="P715">BR244082562207L</text:p>
        </text:list-item>
        <text:list-item>
          <text:p text:style-name="P716">BR247816803348J</text:p>
        </text:list-item>
        <text:list-item>
          <text:p text:style-name="P717">BR2434851410845</text:p>
        </text:list-item>
        <text:list-item>
          <text:p text:style-name="P718">BR242391321786N</text:p>
        </text:list-item>
        <text:list-item>
          <text:p text:style-name="P719">BR248073335784K</text:p>
        </text:list-item>
        <text:list-item>
          <text:p text:style-name="P720">BR240931637813U</text:p>
        </text:list-item>
        <text:list-item>
          <text:p text:style-name="P721">BR246455691167T</text:p>
        </text:list-item>
        <text:list-item>
          <text:p text:style-name="P722">BR242815149861Q</text:p>
        </text:list-item>
        <text:list-item>
          <text:p text:style-name="P723">BR247464005659D</text:p>
        </text:list-item>
        <text:list-item>
          <text:p text:style-name="P724">BR249468169843U</text:p>
        </text:list-item>
        <text:list-item>
          <text:p text:style-name="P725">BR244131092960N</text:p>
        </text:list-item>
        <text:list-item>
          <text:p text:style-name="P726">BR243639708333X</text:p>
        </text:list-item>
        <text:list-item>
          <text:p text:style-name="P727">BR246838441016C</text:p>
        </text:list-item>
        <text:list-item>
          <text:p text:style-name="P728">BR241537701971O</text:p>
        </text:list-item>
        <text:list-item>
          <text:p text:style-name="P729">BR248051329384X</text:p>
        </text:list-item>
        <text:list-item>
          <text:p text:style-name="P730">BR247200496315U</text:p>
        </text:list-item>
        <text:list-item>
          <text:p text:style-name="P731">BR244612547388Z</text:p>
        </text:list-item>
        <text:list-item>
          <text:p text:style-name="P732">BR249683000266X</text:p>
        </text:list-item>
        <text:list-item>
          <text:p text:style-name="P733">BR240693325382O</text:p>
        </text:list-item>
        <text:list-item>
          <text:p text:style-name="P734">BR249164621530S</text:p>
        </text:list-item>
        <text:list-item>
          <text:p text:style-name="P735">BR2445526986743</text:p>
        </text:list-item>
        <text:list-item>
          <text:p text:style-name="P736">BR246145093660T</text:p>
        </text:list-item>
        <text:list-item>
          <text:p text:style-name="P737">BR249127420561Q</text:p>
        </text:list-item>
        <text:list-item>
          <text:p text:style-name="P738">BR2474091525611</text:p>
        </text:list-item>
        <text:list-item>
          <text:p text:style-name="P739">BR246620681578P</text:p>
        </text:list-item>
        <text:list-item>
          <text:p text:style-name="P740">BR240986998980W</text:p>
        </text:list-item>
        <text:list-item>
          <text:p text:style-name="P741">BR240956282408R</text:p>
        </text:list-item>
        <text:list-item>
          <text:p text:style-name="P742">BR247918300549K</text:p>
        </text:list-item>
        <text:list-item>
          <text:p text:style-name="P743">BR2488823622950</text:p>
        </text:list-item>
        <text:list-item>
          <text:p text:style-name="P744">BR248364996447J</text:p>
        </text:list-item>
        <text:list-item>
          <text:p text:style-name="P745">BR242691391430O</text:p>
        </text:list-item>
        <text:list-item>
          <text:p text:style-name="P746">BR245959401966E</text:p>
        </text:list-item>
        <text:list-item>
          <text:p text:style-name="P747">BR2463920483276</text:p>
        </text:list-item>
        <text:list-item>
          <text:p text:style-name="P748">BR240133665356C</text:p>
        </text:list-item>
        <text:list-item>
          <text:p text:style-name="P749">BR247149243241W</text:p>
        </text:list-item>
        <text:list-item>
          <text:p text:style-name="P750">BR2469677693344</text:p>
        </text:list-item>
        <text:list-item>
          <text:p text:style-name="P751">BR2495339148209</text:p>
        </text:list-item>
        <text:list-item>
          <text:p text:style-name="P752">BR249978532133D</text:p>
        </text:list-item>
        <text:list-item>
          <text:p text:style-name="P753">BR243509256231J</text:p>
        </text:list-item>
        <text:list-item>
          <text:p text:style-name="P754">BR242293219317C</text:p>
        </text:list-item>
        <text:list-item>
          <text:p text:style-name="P755">BR2451051580347</text:p>
        </text:list-item>
        <text:list-item>
          <text:p text:style-name="P756">BR2465542475526</text:p>
        </text:list-item>
        <text:list-item>
          <text:p text:style-name="P757">BR243763678428C</text:p>
        </text:list-item>
        <text:list-item>
          <text:p text:style-name="P758">BR2426595143633</text:p>
        </text:list-item>
        <text:list-item>
          <text:p text:style-name="P759">BR243492978057H</text:p>
        </text:list-item>
        <text:list-item>
          <text:p text:style-name="P760">BR242281896043I</text:p>
        </text:list-item>
        <text:list-item>
          <text:p text:style-name="P761">BR245796464489K</text:p>
        </text:list-item>
        <text:list-item>
          <text:p text:style-name="P762">BR244693326584Q</text:p>
        </text:list-item>
        <text:list-item>
          <text:p text:style-name="P763">BR2406970353058</text:p>
        </text:list-item>
        <text:list-item>
          <text:p text:style-name="P764">BR240870100839G</text:p>
        </text:list-item>
        <text:list-item>
          <text:p text:style-name="P765">BR242226099362F</text:p>
        </text:list-item>
        <text:list-item>
          <text:p text:style-name="P766">BR244953143512R</text:p>
        </text:list-item>
        <text:list-item>
          <text:p text:style-name="P767">BR2403211750376</text:p>
        </text:list-item>
        <text:list-item>
          <text:p text:style-name="P768">BR2403499851962</text:p>
        </text:list-item>
        <text:list-item>
          <text:p text:style-name="P769">BR241149218235E</text:p>
        </text:list-item>
        <text:list-item>
          <text:p text:style-name="P770">BR243185788239M</text:p>
        </text:list-item>
        <text:list-item>
          <text:p text:style-name="P771">BR241636232975C</text:p>
        </text:list-item>
        <text:list-item>
          <text:p text:style-name="P772">BR2404857397386</text:p>
        </text:list-item>
        <text:list-item>
          <text:p text:style-name="P773">BR242747530018Z</text:p>
        </text:list-item>
        <text:list-item>
          <text:p text:style-name="P774">BR245831624619D</text:p>
        </text:list-item>
        <text:list-item>
          <text:p text:style-name="P775">BR246129702722E</text:p>
        </text:list-item>
        <text:list-item>
          <text:p text:style-name="P776">BR2467585378587</text:p>
        </text:list-item>
        <text:list-item>
          <text:p text:style-name="P777">BR241968924306H</text:p>
        </text:list-item>
        <text:list-item>
          <text:p text:style-name="P778">BR249959566254C</text:p>
        </text:list-item>
        <text:list-item>
          <text:p text:style-name="P779">BR241165870717S</text:p>
        </text:list-item>
        <text:list-item>
          <text:p text:style-name="P780">BR248819924135Y</text:p>
        </text:list-item>
        <text:list-item>
          <text:p text:style-name="P781">BR242535857298K</text:p>
        </text:list-item>
        <text:list-item>
          <text:p text:style-name="P782">BR249758461004O</text:p>
        </text:list-item>
        <text:list-item>
          <text:p text:style-name="P783">BR249529174633B</text:p>
        </text:list-item>
        <text:list-item>
          <text:p text:style-name="P784">BR243033018243B</text:p>
        </text:list-item>
        <text:list-item>
          <text:p text:style-name="P785">BR240488028044W</text:p>
        </text:list-item>
        <text:list-item>
          <text:p text:style-name="P786">BR240781129810G</text:p>
        </text:list-item>
        <text:list-item>
          <text:p text:style-name="P787">BR2478345398170</text:p>
        </text:list-item>
        <text:list-item>
          <text:p text:style-name="P788">BR247401382178U</text:p>
        </text:list-item>
        <text:list-item>
          <text:p text:style-name="P789">BR243453299233T</text:p>
        </text:list-item>
        <text:list-item>
          <text:p text:style-name="P790">BR248792960678D</text:p>
        </text:list-item>
        <text:list-item>
          <text:p text:style-name="P791">BR2475332673955</text:p>
        </text:list-item>
        <text:list-item>
          <text:p text:style-name="P792">BR240699884402Q</text:p>
        </text:list-item>
        <text:list-item>
          <text:p text:style-name="P793">BR247425893872S</text:p>
        </text:list-item>
        <text:list-item>
          <text:p text:style-name="P794">BR245679347538L</text:p>
        </text:list-item>
        <text:list-item>
          <text:p text:style-name="P795">BR2401400620239</text:p>
        </text:list-item>
        <text:list-item>
          <text:p text:style-name="P796">BR242788787239C</text:p>
        </text:list-item>
        <text:list-item>
          <text:p text:style-name="P797">BR243202407542V</text:p>
        </text:list-item>
        <text:list-item>
          <text:p text:style-name="P798">BR2431468930254</text:p>
        </text:list-item>
        <text:list-item>
          <text:p text:style-name="P799">BR2403901292903</text:p>
        </text:list-item>
        <text:list-item>
          <text:p text:style-name="P800">BR245620668602R</text:p>
        </text:list-item>
        <text:list-item>
          <text:p text:style-name="P801">BR2456559299058</text:p>
        </text:list-item>
        <text:list-item>
          <text:p text:style-name="P802">BR246144414241E</text:p>
        </text:list-item>
        <text:list-item>
          <text:p text:style-name="P803">BR246688079009W</text:p>
        </text:list-item>
        <text:list-item>
          <text:p text:style-name="P804">BR249682406326W</text:p>
        </text:list-item>
        <text:list-item>
          <text:p text:style-name="P805">BR249134201864G</text:p>
        </text:list-item>
        <text:list-item>
          <text:p text:style-name="P806">BR2496744162134</text:p>
        </text:list-item>
        <text:list-item>
          <text:p text:style-name="P807">BR2421814178095</text:p>
        </text:list-item>
        <text:list-item>
          <text:p text:style-name="P808">BR246958484971H</text:p>
        </text:list-item>
        <text:list-item>
          <text:p text:style-name="P809">BR242490282720E</text:p>
        </text:list-item>
        <text:list-item>
          <text:p text:style-name="P810">BR2470480129686</text:p>
        </text:list-item>
        <text:list-item>
          <text:p text:style-name="P811">BR2462787995714</text:p>
        </text:list-item>
        <text:list-item>
          <text:p text:style-name="P812">BR246409534262V</text:p>
        </text:list-item>
        <text:list-item>
          <text:p text:style-name="P813">BR2498371460251</text:p>
        </text:list-item>
        <text:list-item>
          <text:p text:style-name="P814">BR242425456619H</text:p>
        </text:list-item>
        <text:list-item>
          <text:p text:style-name="P815">BR242970346027F</text:p>
        </text:list-item>
        <text:list-item>
          <text:p text:style-name="P816">BR241021476100V</text:p>
        </text:list-item>
        <text:list-item>
          <text:p text:style-name="P817">BR2460577081162</text:p>
        </text:list-item>
        <text:list-item>
          <text:p text:style-name="P818">BR249659124688U</text:p>
        </text:list-item>
        <text:list-item>
          <text:p text:style-name="P819">BR249840541567D</text:p>
        </text:list-item>
        <text:list-item>
          <text:p text:style-name="P820">BR246968635168Q</text:p>
        </text:list-item>
        <text:list-item>
          <text:p text:style-name="P821">BR2447380226720</text:p>
        </text:list-item>
        <text:list-item>
          <text:p text:style-name="P822">BR244482843443D</text:p>
        </text:list-item>
        <text:list-item>
          <text:p text:style-name="P823">BR2468317311827</text:p>
        </text:list-item>
        <text:list-item>
          <text:p text:style-name="P824">BR242309562723C</text:p>
        </text:list-item>
        <text:list-item>
          <text:p text:style-name="P825">BR248832515002E</text:p>
        </text:list-item>
        <text:list-item>
          <text:p text:style-name="P826">BR2429478605402</text:p>
        </text:list-item>
        <text:list-item>
          <text:p text:style-name="P827">BR2464878742643</text:p>
        </text:list-item>
        <text:list-item>
          <text:p text:style-name="P828">BR247278898429Z</text:p>
        </text:list-item>
        <text:list-item>
          <text:p text:style-name="P829">BR2403154073512</text:p>
        </text:list-item>
        <text:list-item>
          <text:p text:style-name="P830">BR2410167232509</text:p>
        </text:list-item>
        <text:list-item>
          <text:p text:style-name="P831">BR243738076246J</text:p>
        </text:list-item>
        <text:list-item>
          <text:p text:style-name="P832">BR241117234201J</text:p>
        </text:list-item>
        <text:list-item>
          <text:p text:style-name="P833">BR2428084324694</text:p>
        </text:list-item>
        <text:list-item>
          <text:p text:style-name="P834">BR242543988442G</text:p>
        </text:list-item>
        <text:list-item>
          <text:p text:style-name="P835">BR2493687050637</text:p>
        </text:list-item>
        <text:list-item>
          <text:p text:style-name="P836">BR242250131993T</text:p>
        </text:list-item>
        <text:list-item>
          <text:p text:style-name="P837">BR243426442713U</text:p>
        </text:list-item>
        <text:list-item>
          <text:p text:style-name="P838">BR2400491464197</text:p>
        </text:list-item>
        <text:list-item>
          <text:p text:style-name="P839">BR247195421960D</text:p>
        </text:list-item>
        <text:list-item>
          <text:p text:style-name="P840">BR240298304326T</text:p>
        </text:list-item>
        <text:list-item>
          <text:p text:style-name="P841">BR243867801037N</text:p>
        </text:list-item>
        <text:list-item>
          <text:p text:style-name="P842">BR242082997924U</text:p>
        </text:list-item>
        <text:list-item>
          <text:p text:style-name="P843">BR246851436360Z</text:p>
        </text:list-item>
        <text:list-item>
          <text:p text:style-name="P844">BR244370606838T</text:p>
        </text:list-item>
        <text:list-item>
          <text:p text:style-name="P845">BR247017425843Y</text:p>
        </text:list-item>
        <text:list-item>
          <text:p text:style-name="P846">BR2459411681950</text:p>
        </text:list-item>
        <text:list-item>
          <text:p text:style-name="P847">BR243427045944I</text:p>
        </text:list-item>
        <text:list-item>
          <text:p text:style-name="P848">BR240756864347V</text:p>
        </text:list-item>
        <text:list-item>
          <text:p text:style-name="P849">BR243367244950M</text:p>
        </text:list-item>
        <text:list-item>
          <text:p text:style-name="P850">BR243911345483O</text:p>
        </text:list-item>
        <text:list-item>
          <text:p text:style-name="P851">BR245545742002M</text:p>
        </text:list-item>
        <text:list-item>
          <text:p text:style-name="P852">BR241147016624G</text:p>
        </text:list-item>
        <text:list-item>
          <text:p text:style-name="P853">BR2415424205129</text:p>
        </text:list-item>
        <text:list-item>
          <text:p text:style-name="P854">BR247586189962V</text:p>
        </text:list-item>
        <text:list-item>
          <text:p text:style-name="P855">BR2446211848825</text:p>
        </text:list-item>
        <text:list-item>
          <text:p text:style-name="P856">BR243691590970B</text:p>
        </text:list-item>
        <text:list-item>
          <text:p text:style-name="P857">BR249810074400X</text:p>
        </text:list-item>
        <text:list-item>
          <text:p text:style-name="P858">BR2483090327993</text:p>
        </text:list-item>
        <text:list-item>
          <text:p text:style-name="P859">BR2461890833176</text:p>
        </text:list-item>
        <text:list-item>
          <text:p text:style-name="P860">BR247283873863T</text:p>
        </text:list-item>
        <text:list-item>
          <text:p text:style-name="P861">BR2456898624568</text:p>
        </text:list-item>
        <text:list-item>
          <text:p text:style-name="P862">BR241960431931H</text:p>
        </text:list-item>
        <text:list-item>
          <text:p text:style-name="P863">BR2482113795273</text:p>
        </text:list-item>
        <text:list-item>
          <text:p text:style-name="P864">BR2431609021425</text:p>
        </text:list-item>
        <text:list-item>
          <text:p text:style-name="P865">BR2480083921716</text:p>
        </text:list-item>
        <text:list-item>
          <text:p text:style-name="P866">BR2417199258417</text:p>
        </text:list-item>
        <text:list-item>
          <text:p text:style-name="P867">BR2478551075719</text:p>
        </text:list-item>
        <text:list-item>
          <text:p text:style-name="P868">BR2416742618054</text:p>
        </text:list-item>
        <text:list-item>
          <text:p text:style-name="P869">BR241841408645E</text:p>
        </text:list-item>
        <text:list-item>
          <text:p text:style-name="P870">BR2489964381712</text:p>
        </text:list-item>
        <text:list-item>
          <text:p text:style-name="P871">BR249078502793V</text:p>
        </text:list-item>
        <text:list-item>
          <text:p text:style-name="P872">BR248444487529G</text:p>
        </text:list-item>
        <text:list-item>
          <text:p text:style-name="P873">BR241923464250W</text:p>
        </text:list-item>
        <text:list-item>
          <text:p text:style-name="P874">BR241376495388Z</text:p>
        </text:list-item>
        <text:list-item>
          <text:p text:style-name="P875">BR247078321075K</text:p>
        </text:list-item>
        <text:list-item>
          <text:p text:style-name="P876">BR242009575287A</text:p>
        </text:list-item>
        <text:list-item>
          <text:p text:style-name="P877">BR2439297656703</text:p>
        </text:list-item>
        <text:list-item>
          <text:p text:style-name="P878">BR244583367166A</text:p>
        </text:list-item>
        <text:list-item>
          <text:p text:style-name="P879">BR246498313678H</text:p>
        </text:list-item>
        <text:list-item>
          <text:p text:style-name="P880">BR247875250800A</text:p>
        </text:list-item>
        <text:list-item>
          <text:p text:style-name="P881">BR248950838383B</text:p>
        </text:list-item>
        <text:list-item>
          <text:p text:style-name="P882">BR2445000024743</text:p>
        </text:list-item>
        <text:list-item>
          <text:p text:style-name="P883">BR244900681829H</text:p>
        </text:list-item>
        <text:list-item>
          <text:p text:style-name="P884">BR249383984609G</text:p>
        </text:list-item>
        <text:list-item>
          <text:p text:style-name="P885">BR240793818500A</text:p>
        </text:list-item>
        <text:list-item>
          <text:p text:style-name="P886">BR2436466183373</text:p>
        </text:list-item>
        <text:list-item>
          <text:p text:style-name="P887">BR241426481042C</text:p>
        </text:list-item>
        <text:list-item>
          <text:p text:style-name="P888">BR249442535351A</text:p>
        </text:list-item>
        <text:list-item>
          <text:p text:style-name="P889">BR243955988054Q</text:p>
        </text:list-item>
        <text:list-item>
          <text:p text:style-name="P890">BR246229306611L</text:p>
        </text:list-item>
        <text:list-item>
          <text:p text:style-name="P891">BR247719617163V</text:p>
        </text:list-item>
        <text:list-item>
          <text:p text:style-name="P892">BR246062641111I</text:p>
        </text:list-item>
        <text:list-item>
          <text:p text:style-name="P893">BR243542607469I</text:p>
        </text:list-item>
        <text:list-item>
          <text:p text:style-name="P894">BR241884577692R</text:p>
        </text:list-item>
        <text:list-item>
          <text:p text:style-name="P895">BR242419841739D</text:p>
        </text:list-item>
        <text:list-item>
          <text:p text:style-name="P896">BR247197701198Q</text:p>
        </text:list-item>
        <text:list-item>
          <text:p text:style-name="P897">BR2444760439009</text:p>
        </text:list-item>
        <text:list-item>
          <text:p text:style-name="P898">BR246182228643Z</text:p>
        </text:list-item>
        <text:list-item>
          <text:p text:style-name="P899">BR248807875608L</text:p>
        </text:list-item>
        <text:list-item>
          <text:p text:style-name="P900">BR247045817529P</text:p>
        </text:list-item>
        <text:list-item>
          <text:p text:style-name="P901">BR245362202142A</text:p>
        </text:list-item>
        <text:list-item>
          <text:p text:style-name="P902">BR2444058217300</text:p>
        </text:list-item>
        <text:list-item>
          <text:p text:style-name="P903">BR249051365165N</text:p>
        </text:list-item>
        <text:list-item>
          <text:p text:style-name="P904">BR240229940822V</text:p>
        </text:list-item>
        <text:list-item>
          <text:p text:style-name="P905">BR246171780143P</text:p>
        </text:list-item>
        <text:list-item>
          <text:p text:style-name="P906">BR248435853137Q</text:p>
        </text:list-item>
        <text:list-item>
          <text:p text:style-name="P907">BR246714450540O</text:p>
        </text:list-item>
        <text:list-item>
          <text:p text:style-name="P908">BR240782711381Z</text:p>
        </text:list-item>
        <text:list-item>
          <text:p text:style-name="P909">BR2481597201504</text:p>
        </text:list-item>
        <text:list-item>
          <text:p text:style-name="P910">BR246617399126P</text:p>
        </text:list-item>
        <text:list-item>
          <text:p text:style-name="P911">BR244753454324U</text:p>
        </text:list-item>
        <text:list-item>
          <text:p text:style-name="P912">BR240494891684O</text:p>
        </text:list-item>
        <text:list-item>
          <text:p text:style-name="P913">BR241132007899S</text:p>
        </text:list-item>
        <text:list-item>
          <text:p text:style-name="P914">BR249381841442L</text:p>
        </text:list-item>
        <text:list-item>
          <text:p text:style-name="P915">BR2425959493704</text:p>
        </text:list-item>
        <text:list-item>
          <text:p text:style-name="P916">BR248117228542F</text:p>
        </text:list-item>
        <text:list-item>
          <text:p text:style-name="P917">BR241340493428M</text:p>
        </text:list-item>
        <text:list-item>
          <text:p text:style-name="P918">BR246486688824P</text:p>
        </text:list-item>
        <text:list-item>
          <text:p text:style-name="P919">BR241215157359I</text:p>
        </text:list-item>
        <text:list-item>
          <text:p text:style-name="P920">BR249899376799N</text:p>
        </text:list-item>
        <text:list-item>
          <text:p text:style-name="P921">BR245256714837U</text:p>
        </text:list-item>
        <text:list-item>
          <text:p text:style-name="P922">BR243706240986D</text:p>
        </text:list-item>
        <text:list-item>
          <text:p text:style-name="P923">BR242273979532S</text:p>
        </text:list-item>
        <text:list-item>
          <text:p text:style-name="P924">BR248188225804V</text:p>
        </text:list-item>
        <text:list-item>
          <text:p text:style-name="P925">BR243573499608T</text:p>
        </text:list-item>
        <text:list-item>
          <text:p text:style-name="P926">BR247313731160H</text:p>
        </text:list-item>
        <text:list-item>
          <text:p text:style-name="P927">BR249274481562Z</text:p>
        </text:list-item>
        <text:list-item>
          <text:p text:style-name="P928">BR244090774943P</text:p>
        </text:list-item>
        <text:list-item>
          <text:p text:style-name="P929">BR243134474455N</text:p>
        </text:list-item>
        <text:list-item>
          <text:p text:style-name="P930">BR244660368341L</text:p>
        </text:list-item>
        <text:list-item>
          <text:p text:style-name="P931">BR248423415015E</text:p>
        </text:list-item>
        <text:list-item>
          <text:p text:style-name="P932">BR243149997742M</text:p>
        </text:list-item>
        <text:list-item>
          <text:p text:style-name="P933">BR249142897608I</text:p>
        </text:list-item>
        <text:list-item>
          <text:p text:style-name="P934">BR242021572391L</text:p>
        </text:list-item>
        <text:list-item>
          <text:p text:style-name="P935">BR248326091857D</text:p>
        </text:list-item>
        <text:list-item>
          <text:p text:style-name="P936">BR241805865033J</text:p>
        </text:list-item>
        <text:list-item>
          <text:p text:style-name="P937">BR241542684493J</text:p>
        </text:list-item>
        <text:list-item>
          <text:p text:style-name="P938">BR243053717834D</text:p>
        </text:list-item>
        <text:list-item>
          <text:p text:style-name="P939">BR241991084876I</text:p>
        </text:list-item>
        <text:list-item>
          <text:p text:style-name="P940">BR244618307191R</text:p>
        </text:list-item>
        <text:list-item>
          <text:p text:style-name="P941">BR242637581220U</text:p>
        </text:list-item>
        <text:list-item>
          <text:p text:style-name="P942">BR240006087028Q</text:p>
        </text:list-item>
        <text:list-item>
          <text:p text:style-name="P943">BR2463099289079</text:p>
        </text:list-item>
        <text:list-item>
          <text:p text:style-name="P944">BR245506202304N</text:p>
        </text:list-item>
        <text:list-item>
          <text:p text:style-name="P945">BR246708246702R</text:p>
        </text:list-item>
        <text:list-item>
          <text:p text:style-name="P946">BR244789935441Q</text:p>
        </text:list-item>
        <text:list-item>
          <text:p text:style-name="P947">BR2428116096932</text:p>
        </text:list-item>
        <text:list-item>
          <text:p text:style-name="P948">BR242568801501W</text:p>
        </text:list-item>
        <text:list-item>
          <text:p text:style-name="P949">BR2471159060730</text:p>
        </text:list-item>
        <text:list-item>
          <text:p text:style-name="P950">BR244002731731M</text:p>
        </text:list-item>
        <text:list-item>
          <text:p text:style-name="P951">BR240374366818M</text:p>
        </text:list-item>
        <text:list-item>
          <text:p text:style-name="P952">BR2434203466864</text:p>
        </text:list-item>
        <text:list-item>
          <text:p text:style-name="P953">BR240398091660J</text:p>
        </text:list-item>
        <text:list-item>
          <text:p text:style-name="P954">BR246950605157E</text:p>
        </text:list-item>
        <text:list-item>
          <text:p text:style-name="P955">BR248738893140E</text:p>
        </text:list-item>
        <text:list-item>
          <text:p text:style-name="P956">BR2470440671247</text:p>
        </text:list-item>
        <text:list-item>
          <text:p text:style-name="P957">BR244630838979H</text:p>
        </text:list-item>
        <text:list-item>
          <text:p text:style-name="P958">BR2475198621547</text:p>
        </text:list-item>
        <text:list-item>
          <text:p text:style-name="P959">BR247635072162A</text:p>
        </text:list-item>
        <text:list-item>
          <text:p text:style-name="P960">BR240224228120T</text:p>
        </text:list-item>
        <text:list-item>
          <text:p text:style-name="P961">BR248549905700B</text:p>
        </text:list-item>
        <text:list-item>
          <text:p text:style-name="P962">BR241060437639Y</text:p>
        </text:list-item>
        <text:list-item>
          <text:p text:style-name="P963">BR243978092230C</text:p>
        </text:list-item>
        <text:list-item>
          <text:p text:style-name="P964">BR2447696957650</text:p>
        </text:list-item>
        <text:list-item>
          <text:p text:style-name="P965">BR245051562975S</text:p>
        </text:list-item>
        <text:list-item>
          <text:p text:style-name="P966">BR2483939809098</text:p>
        </text:list-item>
        <text:list-item>
          <text:p text:style-name="P967">BR2424918867787</text:p>
        </text:list-item>
        <text:list-item>
          <text:p text:style-name="P968">BR249243511526S</text:p>
        </text:list-item>
        <text:list-item>
          <text:p text:style-name="P969">BR248200405215V</text:p>
        </text:list-item>
        <text:list-item>
          <text:p text:style-name="P970">BR248565946149E</text:p>
        </text:list-item>
        <text:list-item>
          <text:p text:style-name="P971">BR241197195004R</text:p>
        </text:list-item>
        <text:list-item>
          <text:p text:style-name="P972">BR244184089925O</text:p>
        </text:list-item>
        <text:list-item>
          <text:p text:style-name="P973">BR245534572994M</text:p>
        </text:list-item>
        <text:list-item>
          <text:p text:style-name="P974">BR241241099405D</text:p>
        </text:list-item>
        <text:list-item>
          <text:p text:style-name="P975">BR240758164531B</text:p>
        </text:list-item>
        <text:list-item>
          <text:p text:style-name="P976">BR245976024176Z</text:p>
        </text:list-item>
        <text:list-item>
          <text:p text:style-name="P977">BR245346487175Y</text:p>
        </text:list-item>
        <text:list-item>
          <text:p text:style-name="P978">BR242148042007V</text:p>
        </text:list-item>
        <text:list-item>
          <text:p text:style-name="P979">BR243090730885G</text:p>
        </text:list-item>
        <text:list-item>
          <text:p text:style-name="P980">BR2476454279214</text:p>
        </text:list-item>
        <text:list-item>
          <text:p text:style-name="P981">BR248917543637V</text:p>
        </text:list-item>
        <text:list-item>
          <text:p text:style-name="P982">BR243271478334S</text:p>
        </text:list-item>
        <text:list-item>
          <text:p text:style-name="P983">BR249262893841T</text:p>
        </text:list-item>
        <text:list-item>
          <text:p text:style-name="P984">BR2489856115591</text:p>
        </text:list-item>
        <text:list-item>
          <text:p text:style-name="P985">BR248854274680O</text:p>
        </text:list-item>
        <text:list-item>
          <text:p text:style-name="P986">BR2490544467803</text:p>
        </text:list-item>
        <text:list-item>
          <text:p text:style-name="P987">BR2464532639177</text:p>
        </text:list-item>
        <text:list-item>
          <text:p text:style-name="P988">BR244268077430U</text:p>
        </text:list-item>
        <text:list-item>
          <text:p text:style-name="P989">BR246802240796S</text:p>
        </text:list-item>
        <text:list-item>
          <text:p text:style-name="P990">BR242057948339F</text:p>
        </text:list-item>
        <text:list-item>
          <text:p text:style-name="P991">BR243523171093L</text:p>
        </text:list-item>
        <text:list-item>
          <text:p text:style-name="P992">BR244526575288I</text:p>
        </text:list-item>
        <text:list-item>
          <text:p text:style-name="P993">BR246496241984J</text:p>
        </text:list-item>
        <text:list-item>
          <text:p text:style-name="P994">BR2483478325759</text:p>
        </text:list-item>
        <text:list-item>
          <text:p text:style-name="P995">BR2412899640898</text:p>
        </text:list-item>
        <text:list-item>
          <text:p text:style-name="P996">BR240323970042B</text:p>
        </text:list-item>
        <text:list-item>
          <text:p text:style-name="P997">BR243573457575M</text:p>
        </text:list-item>
        <text:list-item>
          <text:p text:style-name="P998">BR2493069457286</text:p>
        </text:list-item>
        <text:list-item>
          <text:p text:style-name="P999">BR246245650271G</text:p>
        </text:list-item>
        <text:list-item>
          <text:p text:style-name="P1000">BR249323806717F</text:p>
        </text:list-item>
        <text:list-item>
          <text:p text:style-name="P1001">BR245761685538A</text:p>
        </text:list-item>
        <text:list-item>
          <text:p text:style-name="P1002">BR246511153062E</text:p>
        </text:list-item>
        <text:list-item>
          <text:p text:style-name="P1003">BR243978541173A</text:p>
        </text:list-item>
        <text:list-item>
          <text:p text:style-name="P1004">BR240222317138C</text:p>
        </text:list-item>
        <text:list-item>
          <text:p text:style-name="P1005">BR241478623087B</text:p>
        </text:list-item>
        <text:list-item>
          <text:p text:style-name="P1006">BR2480414428865</text:p>
        </text:list-item>
        <text:list-item>
          <text:p text:style-name="P1007">BR242780925074L</text:p>
        </text:list-item>
        <text:list-item>
          <text:p text:style-name="P1008">BR2475063751495</text:p>
        </text:list-item>
        <text:list-item>
          <text:p text:style-name="P1009">BR242704002435Q</text:p>
        </text:list-item>
        <text:list-item>
          <text:p text:style-name="P1010">BR241362915720J</text:p>
        </text:list-item>
        <text:list-item>
          <text:p text:style-name="P1011">BR242662896466R</text:p>
        </text:list-item>
        <text:list-item>
          <text:p text:style-name="P1012">BR244240534128N</text:p>
        </text:list-item>
        <text:list-item>
          <text:p text:style-name="P1013">BR243219227289I</text:p>
        </text:list-item>
        <text:list-item>
          <text:p text:style-name="P1014">BR2492483603657</text:p>
        </text:list-item>
        <text:list-item>
          <text:p text:style-name="P1015">BR244356126371E</text:p>
        </text:list-item>
        <text:list-item>
          <text:p text:style-name="P1016">BR2469939053381</text:p>
        </text:list-item>
        <text:list-item>
          <text:p text:style-name="P1017">BR2483865741106</text:p>
        </text:list-item>
        <text:list-item>
          <text:p text:style-name="P1018">BR249076246571S</text:p>
        </text:list-item>
        <text:list-item>
          <text:p text:style-name="P1019">BR2418754798819</text:p>
        </text:list-item>
        <text:list-item>
          <text:p text:style-name="P1020">BR243047331790U</text:p>
        </text:list-item>
        <text:list-item>
          <text:p text:style-name="P1021">BR240886139535L</text:p>
        </text:list-item>
        <text:list-item>
          <text:p text:style-name="P1022">BR2496823927948</text:p>
        </text:list-item>
        <text:list-item>
          <text:p text:style-name="P1023">BR248622769791F</text:p>
        </text:list-item>
        <text:list-item>
          <text:p text:style-name="P1024">BR245035100810F</text:p>
        </text:list-item>
        <text:list-item>
          <text:p text:style-name="P1025">BR240117602331G</text:p>
        </text:list-item>
        <text:list-item>
          <text:p text:style-name="P1026">BR2423619232546</text:p>
        </text:list-item>
        <text:list-item>
          <text:p text:style-name="P1027">BR244691783944M</text:p>
        </text:list-item>
        <text:list-item>
          <text:p text:style-name="P1028">BR240687556424Q</text:p>
        </text:list-item>
        <text:list-item>
          <text:p text:style-name="P1029">BR240290040261D</text:p>
        </text:list-item>
        <text:list-item>
          <text:p text:style-name="P1030">BR247665746033N</text:p>
        </text:list-item>
        <text:list-item>
          <text:p text:style-name="P1031">BR247250233610D</text:p>
        </text:list-item>
        <text:list-item>
          <text:p text:style-name="P1032">BR242229052820P</text:p>
        </text:list-item>
        <text:list-item>
          <text:p text:style-name="P1033">BR247637321200K</text:p>
        </text:list-item>
        <text:list-item>
          <text:p text:style-name="P1034">BR246696939074O</text:p>
        </text:list-item>
        <text:list-item>
          <text:p text:style-name="P1035">BR242830637448F</text:p>
        </text:list-item>
        <text:list-item>
          <text:p text:style-name="P1036">BR244290559725F</text:p>
        </text:list-item>
        <text:list-item>
          <text:p text:style-name="P1037">BR242133351257A</text:p>
        </text:list-item>
        <text:list-item>
          <text:p text:style-name="P1038">BR246060205849E</text:p>
        </text:list-item>
        <text:list-item>
          <text:p text:style-name="P1039">BR247192622101L</text:p>
        </text:list-item>
        <text:list-item>
          <text:p text:style-name="P1040">BR246185973310D</text:p>
        </text:list-item>
        <text:list-item>
          <text:p text:style-name="P1041">BR243556752642C</text:p>
        </text:list-item>
        <text:list-item>
          <text:p text:style-name="P1042">BR2483658985437</text:p>
        </text:list-item>
        <text:list-item>
          <text:p text:style-name="P1043">BR2406955487977</text:p>
        </text:list-item>
        <text:list-item>
          <text:p text:style-name="P1044">BR240347057003J</text:p>
        </text:list-item>
        <text:list-item>
          <text:p text:style-name="P1045">BR243344499928X</text:p>
        </text:list-item>
        <text:list-item>
          <text:p text:style-name="P1046">BR245144999575R</text:p>
        </text:list-item>
        <text:list-item>
          <text:p text:style-name="P1047">BR2466813217418</text:p>
        </text:list-item>
        <text:list-item>
          <text:p text:style-name="P1048">BR2402509136024</text:p>
        </text:list-item>
        <text:list-item>
          <text:p text:style-name="P1049">BR242446704080B</text:p>
        </text:list-item>
        <text:list-item>
          <text:p text:style-name="P1050">BR242156637577J</text:p>
        </text:list-item>
        <text:list-item>
          <text:p text:style-name="P1051">BR246225267769D</text:p>
        </text:list-item>
        <text:list-item>
          <text:p text:style-name="P1052">BR2429361345962</text:p>
        </text:list-item>
        <text:list-item>
          <text:p text:style-name="P1053">BR2437036601330</text:p>
        </text:list-item>
        <text:list-item>
          <text:p text:style-name="P1054">BR241854473709R</text:p>
        </text:list-item>
        <text:list-item>
          <text:p text:style-name="P1055">BR249242764459X</text:p>
        </text:list-item>
        <text:list-item>
          <text:p text:style-name="P1056">BR241487805092S</text:p>
        </text:list-item>
        <text:list-item>
          <text:p text:style-name="P1057">BR248629266715R</text:p>
        </text:list-item>
        <text:list-item>
          <text:p text:style-name="P1058">BR244598834898E</text:p>
        </text:list-item>
        <text:list-item>
          <text:p text:style-name="P1059">BR2447271145467</text:p>
        </text:list-item>
        <text:list-item>
          <text:p text:style-name="P1060">BR243573528784A</text:p>
        </text:list-item>
        <text:list-item>
          <text:p text:style-name="P1061">BR247444844365B</text:p>
        </text:list-item>
        <text:list-item>
          <text:p text:style-name="P1062">BR247027475914Q</text:p>
        </text:list-item>
        <text:list-item>
          <text:p text:style-name="P1063">BR247687305482H</text:p>
        </text:list-item>
        <text:list-item>
          <text:p text:style-name="P1064">BR240914828981H</text:p>
        </text:list-item>
        <text:list-item>
          <text:p text:style-name="P1065">BR240945893061H</text:p>
        </text:list-item>
        <text:list-item>
          <text:p text:style-name="P1066">BR245782790916O</text:p>
        </text:list-item>
        <text:list-item>
          <text:p text:style-name="P1067">BR243994429231J</text:p>
        </text:list-item>
        <text:list-item>
          <text:p text:style-name="P1068">BR241483956520R</text:p>
        </text:list-item>
        <text:list-item>
          <text:p text:style-name="P1069">BR243821722036I</text:p>
        </text:list-item>
        <text:list-item>
          <text:p text:style-name="P1070">BR246238737057T</text:p>
        </text:list-item>
        <text:list-item>
          <text:p text:style-name="P1071">BR243907137368L</text:p>
        </text:list-item>
        <text:list-item>
          <text:p text:style-name="P1072">BR241176566913N</text:p>
        </text:list-item>
        <text:list-item>
          <text:p text:style-name="P1073">BR2478446817536</text:p>
        </text:list-item>
        <text:list-item>
          <text:p text:style-name="P1074">BR242436334280L</text:p>
        </text:list-item>
        <text:list-item>
          <text:p text:style-name="P1075">BR2462118186967</text:p>
        </text:list-item>
        <text:list-item>
          <text:p text:style-name="P1076">BR2409042544145</text:p>
        </text:list-item>
        <text:list-item>
          <text:p text:style-name="P1077">BR2478528695806</text:p>
        </text:list-item>
        <text:list-item>
          <text:p text:style-name="P1078">BR246799366443X</text:p>
        </text:list-item>
        <text:list-item>
          <text:p text:style-name="P1079">BR241116344336U</text:p>
        </text:list-item>
        <text:list-item>
          <text:p text:style-name="P1080">BR240336850862S</text:p>
        </text:list-item>
        <text:list-item>
          <text:p text:style-name="P1081">BR249434935114H</text:p>
        </text:list-item>
        <text:list-item>
          <text:p text:style-name="P1082">BR245375883157S</text:p>
        </text:list-item>
        <text:list-item>
          <text:p text:style-name="P1083">BR241800809614O</text:p>
        </text:list-item>
        <text:list-item>
          <text:p text:style-name="P1084">BR2479088456827</text:p>
        </text:list-item>
        <text:list-item>
          <text:p text:style-name="P1085">BR2470568140188</text:p>
        </text:list-item>
        <text:list-item>
          <text:p text:style-name="P1086">BR249254529820B</text:p>
        </text:list-item>
        <text:list-item>
          <text:p text:style-name="P1087">BR242111812111N</text:p>
        </text:list-item>
        <text:list-item>
          <text:p text:style-name="P1088">BR247099566236F</text:p>
        </text:list-item>
        <text:list-item>
          <text:p text:style-name="P1089">BR2492999193676</text:p>
        </text:list-item>
        <text:list-item>
          <text:p text:style-name="P1090">BR2429977691489</text:p>
        </text:list-item>
        <text:list-item>
          <text:p text:style-name="P1091">BR248923871736K</text:p>
        </text:list-item>
        <text:list-item>
          <text:p text:style-name="P1092">BR242291475323O</text:p>
        </text:list-item>
        <text:list-item>
          <text:p text:style-name="P1093">BR2422589783188</text:p>
        </text:list-item>
        <text:list-item>
          <text:p text:style-name="P1094">BR241535901607N</text:p>
        </text:list-item>
        <text:list-item>
          <text:p text:style-name="P1095">BR240844304506R</text:p>
        </text:list-item>
        <text:list-item>
          <text:p text:style-name="P1096">BR2463733542946</text:p>
        </text:list-item>
        <text:list-item>
          <text:p text:style-name="P1097">BR240455297410B</text:p>
        </text:list-item>
        <text:list-item>
          <text:p text:style-name="P1098">BR241408369092D</text:p>
        </text:list-item>
        <text:list-item>
          <text:p text:style-name="P1099">BR248992511781I</text:p>
        </text:list-item>
        <text:list-item>
          <text:p text:style-name="P1100">BR244571184862F</text:p>
        </text:list-item>
        <text:list-item>
          <text:p text:style-name="P1101">BR249488006462M</text:p>
        </text:list-item>
        <text:list-item>
          <text:p text:style-name="P1102">BR248708318010O</text:p>
        </text:list-item>
        <text:list-item>
          <text:p text:style-name="P1103">BR2424163076559</text:p>
        </text:list-item>
        <text:list-item>
          <text:p text:style-name="P1104">BR240917915115E</text:p>
        </text:list-item>
        <text:list-item>
          <text:p text:style-name="P1105">BR249660657186F</text:p>
        </text:list-item>
        <text:list-item>
          <text:p text:style-name="P1106">BR241740129457T</text:p>
        </text:list-item>
        <text:list-item>
          <text:p text:style-name="P1107">BR243372900219T</text:p>
        </text:list-item>
        <text:list-item>
          <text:p text:style-name="P1108">BR2410339786299</text:p>
        </text:list-item>
        <text:list-item>
          <text:p text:style-name="P1109">BR248697477953G</text:p>
        </text:list-item>
        <text:list-item>
          <text:p text:style-name="P1110">BR2480411686895</text:p>
        </text:list-item>
        <text:list-item>
          <text:p text:style-name="P1111">BR248913299903A</text:p>
        </text:list-item>
        <text:list-item>
          <text:p text:style-name="P1112">BR246927816905H</text:p>
        </text:list-item>
        <text:list-item>
          <text:p text:style-name="P1113">BR242742298008G</text:p>
        </text:list-item>
        <text:list-item>
          <text:p text:style-name="P1114">BR248606533059L</text:p>
        </text:list-item>
        <text:list-item>
          <text:p text:style-name="P1115">BR244081631934J</text:p>
        </text:list-item>
        <text:list-item>
          <text:p text:style-name="P1116">BR241569139903B</text:p>
        </text:list-item>
        <text:list-item>
          <text:p text:style-name="P1117">BR240226577858K</text:p>
        </text:list-item>
        <text:list-item>
          <text:p text:style-name="P1118">BR244536843993J</text:p>
        </text:list-item>
        <text:list-item>
          <text:p text:style-name="P1119">BR2421025438966</text:p>
        </text:list-item>
        <text:list-item>
          <text:p text:style-name="P1120">BR246008166267S</text:p>
        </text:list-item>
        <text:list-item>
          <text:p text:style-name="P1121">BR2479630296815</text:p>
        </text:list-item>
        <text:list-item>
          <text:p text:style-name="P1122">BR242172945683C</text:p>
        </text:list-item>
        <text:list-item>
          <text:p text:style-name="P1123">BR246465744696L</text:p>
        </text:list-item>
        <text:list-item>
          <text:p text:style-name="P1124">BR241723217252X</text:p>
        </text:list-item>
        <text:list-item>
          <text:p text:style-name="P1125">BR2428948885895</text:p>
        </text:list-item>
        <text:list-item>
          <text:p text:style-name="P1126">BR242968012753D</text:p>
        </text:list-item>
        <text:list-item>
          <text:p text:style-name="P1127">BR2493313070917</text:p>
        </text:list-item>
        <text:list-item>
          <text:p text:style-name="P1128">BR248404806371K</text:p>
        </text:list-item>
        <text:list-item>
          <text:p text:style-name="P1129">BR243154912534C</text:p>
        </text:list-item>
        <text:list-item>
          <text:p text:style-name="P1130">BR2428460209728</text:p>
        </text:list-item>
        <text:list-item>
          <text:p text:style-name="P1131">BR249138453561C</text:p>
        </text:list-item>
        <text:list-item>
          <text:p text:style-name="P1132">BR242137184245G</text:p>
        </text:list-item>
        <text:list-item>
          <text:p text:style-name="P1133">BR248001485556G</text:p>
        </text:list-item>
        <text:list-item>
          <text:p text:style-name="P1134">BR240104119055I</text:p>
        </text:list-item>
        <text:list-item>
          <text:p text:style-name="P1135">BR247839430076B</text:p>
        </text:list-item>
        <text:list-item>
          <text:p text:style-name="P1136">BR245978679262Y</text:p>
        </text:list-item>
        <text:list-item>
          <text:p text:style-name="P1137">BR242790845319N</text:p>
        </text:list-item>
        <text:list-item>
          <text:p text:style-name="P1138">BR240634002506K</text:p>
        </text:list-item>
        <text:list-item>
          <text:p text:style-name="P1139">BR245441120405L</text:p>
        </text:list-item>
        <text:list-item>
          <text:p text:style-name="P1140">BR245755153450U</text:p>
        </text:list-item>
        <text:list-item>
          <text:p text:style-name="P1141">BR240130578717E</text:p>
        </text:list-item>
        <text:list-item>
          <text:p text:style-name="P1142">BR242825859683M</text:p>
        </text:list-item>
        <text:list-item>
          <text:p text:style-name="P1143">BR2465953741947</text:p>
        </text:list-item>
        <text:list-item>
          <text:p text:style-name="P1144">BR243359289083A</text:p>
        </text:list-item>
        <text:list-item>
          <text:p text:style-name="P1145">BR241971282352N</text:p>
        </text:list-item>
        <text:list-item>
          <text:p text:style-name="P1146">BR249103401074H</text:p>
        </text:list-item>
        <text:list-item>
          <text:p text:style-name="P1147">BR245545144761G</text:p>
        </text:list-item>
        <text:list-item>
          <text:p text:style-name="P1148">BR244926341327J</text:p>
        </text:list-item>
        <text:list-item>
          <text:p text:style-name="P1149">BR248591604280C</text:p>
        </text:list-item>
        <text:list-item>
          <text:p text:style-name="P1150">BR2414050818738</text:p>
        </text:list-item>
        <text:list-item>
          <text:p text:style-name="P1151">BR240836806385E</text:p>
        </text:list-item>
        <text:list-item>
          <text:p text:style-name="P1152">BR248474914373E</text:p>
        </text:list-item>
        <text:list-item>
          <text:p text:style-name="P1153">BR249394950150A</text:p>
        </text:list-item>
        <text:list-item>
          <text:p text:style-name="P1154">BR243179276470I</text:p>
        </text:list-item>
        <text:list-item>
          <text:p text:style-name="P1155">BR240039978327P</text:p>
        </text:list-item>
        <text:list-item>
          <text:p text:style-name="P1156">BR249977516656F</text:p>
        </text:list-item>
        <text:list-item>
          <text:p text:style-name="P1157">BR246617297685B</text:p>
        </text:list-item>
        <text:list-item>
          <text:p text:style-name="P1158">BR242725380177I</text:p>
        </text:list-item>
        <text:list-item>
          <text:p text:style-name="P1159">BR248556525274M</text:p>
        </text:list-item>
        <text:list-item>
          <text:p text:style-name="P1160">BR249269909952L</text:p>
        </text:list-item>
        <text:list-item>
          <text:p text:style-name="P1161">BR240907441573K</text:p>
        </text:list-item>
        <text:list-item>
          <text:p text:style-name="P1162">BR245076490142J</text:p>
        </text:list-item>
        <text:list-item>
          <text:p text:style-name="P1163">BR248883924569T</text:p>
        </text:list-item>
        <text:list-item>
          <text:p text:style-name="P1164">BR246895767157I</text:p>
        </text:list-item>
        <text:list-item>
          <text:p text:style-name="P1165">BR2413081667994</text:p>
        </text:list-item>
        <text:list-item>
          <text:p text:style-name="P1166">BR242732213794D</text:p>
        </text:list-item>
        <text:list-item>
          <text:p text:style-name="P1167">BR2444234684437</text:p>
        </text:list-item>
        <text:list-item>
          <text:p text:style-name="P1168">BR245405656151E</text:p>
        </text:list-item>
        <text:list-item>
          <text:p text:style-name="P1169">BR2439153767971</text:p>
        </text:list-item>
        <text:list-item>
          <text:p text:style-name="P1170">BR2450730351261</text:p>
        </text:list-item>
        <text:list-item>
          <text:p text:style-name="P1171">BR245012578608V</text:p>
        </text:list-item>
        <text:list-item>
          <text:p text:style-name="P1172">BR247081151607W</text:p>
        </text:list-item>
        <text:list-item>
          <text:p text:style-name="P1173">BR247746037084M</text:p>
        </text:list-item>
        <text:list-item>
          <text:p text:style-name="P1174">BR249029221573D</text:p>
        </text:list-item>
        <text:list-item>
          <text:p text:style-name="P1175">BR240998010798B</text:p>
        </text:list-item>
        <text:list-item>
          <text:p text:style-name="P1176">BR240498774643L</text:p>
        </text:list-item>
        <text:list-item>
          <text:p text:style-name="P1177">BR248880617863B</text:p>
        </text:list-item>
        <text:list-item>
          <text:p text:style-name="P1178">BR240465789263E</text:p>
        </text:list-item>
        <text:list-item>
          <text:p text:style-name="P1179">BR244432689559N</text:p>
        </text:list-item>
        <text:list-item>
          <text:p text:style-name="P1180">BR243788700686B</text:p>
        </text:list-item>
        <text:list-item>
          <text:p text:style-name="P1181">BR243577189568P</text:p>
        </text:list-item>
        <text:list-item>
          <text:p text:style-name="P1182">BR2442574874588</text:p>
        </text:list-item>
        <text:list-item>
          <text:p text:style-name="P1183">BR2463708923988</text:p>
        </text:list-item>
        <text:list-item>
          <text:p text:style-name="P1184">BR248946374149H</text:p>
        </text:list-item>
        <text:list-item>
          <text:p text:style-name="P1185">BR242213900690H</text:p>
        </text:list-item>
        <text:list-item>
          <text:p text:style-name="P1186">BR242863355491Z</text:p>
        </text:list-item>
        <text:list-item>
          <text:p text:style-name="P1187">BR245224376095Q</text:p>
        </text:list-item>
        <text:list-item>
          <text:p text:style-name="P1188">BR243466085801U</text:p>
        </text:list-item>
        <text:list-item>
          <text:p text:style-name="P1189">BR244369757726X</text:p>
        </text:list-item>
        <text:list-item>
          <text:p text:style-name="P1190">BR243144549728H</text:p>
        </text:list-item>
        <text:list-item>
          <text:p text:style-name="P1191">BR246879906915M</text:p>
        </text:list-item>
        <text:list-item>
          <text:p text:style-name="P1192">BR2463085138192</text:p>
        </text:list-item>
        <text:list-item>
          <text:p text:style-name="P1193">BR2452082743638</text:p>
        </text:list-item>
        <text:list-item>
          <text:p text:style-name="P1194">BR243016005954K</text:p>
        </text:list-item>
        <text:list-item>
          <text:p text:style-name="P1195">BR246960061371M</text:p>
        </text:list-item>
        <text:list-item>
          <text:p text:style-name="P1196">BR246765850425H</text:p>
        </text:list-item>
        <text:list-item>
          <text:p text:style-name="P1197">BR2478846209099</text:p>
        </text:list-item>
        <text:list-item>
          <text:p text:style-name="P1198">BR248719744650I</text:p>
        </text:list-item>
        <text:list-item>
          <text:p text:style-name="P1199">BR246888314336J</text:p>
        </text:list-item>
        <text:list-item>
          <text:p text:style-name="P1200">BR245443637731K</text:p>
        </text:list-item>
        <text:list-item>
          <text:p text:style-name="P1201">BR2495643099493</text:p>
        </text:list-item>
        <text:list-item>
          <text:p text:style-name="P1202">BR2471394880434</text:p>
        </text:list-item>
        <text:list-item>
          <text:p text:style-name="P1203">BR244538365893G</text:p>
        </text:list-item>
        <text:list-item>
          <text:p text:style-name="P1204">BR247399398741H</text:p>
        </text:list-item>
        <text:list-item>
          <text:p text:style-name="P1205">BR2428427191428</text:p>
        </text:list-item>
        <text:list-item>
          <text:p text:style-name="P1206">BR243452156592I</text:p>
        </text:list-item>
        <text:list-item>
          <text:p text:style-name="P1207">BR2444539212609</text:p>
        </text:list-item>
        <text:list-item>
          <text:p text:style-name="P1208">BR242007887332Y</text:p>
        </text:list-item>
        <text:list-item>
          <text:p text:style-name="P1209">BR242379315132X</text:p>
        </text:list-item>
        <text:list-item>
          <text:p text:style-name="P1210">BR248887798891Y</text:p>
        </text:list-item>
        <text:list-item>
          <text:p text:style-name="P1211">BR2412677787417</text:p>
        </text:list-item>
        <text:list-item>
          <text:p text:style-name="P1212">BR246272980295B</text:p>
        </text:list-item>
        <text:list-item>
          <text:p text:style-name="P1213">BR240153300500E</text:p>
        </text:list-item>
        <text:list-item>
          <text:p text:style-name="P1214">BR241717215376C</text:p>
        </text:list-item>
        <text:list-item>
          <text:p text:style-name="P1215">BR248467414731H</text:p>
        </text:list-item>
        <text:list-item>
          <text:p text:style-name="P1216">BR2490108854104</text:p>
        </text:list-item>
        <text:list-item>
          <text:p text:style-name="P1217">BR244555921042B</text:p>
        </text:list-item>
        <text:list-item>
          <text:p text:style-name="P1218">BR241788267111Z</text:p>
        </text:list-item>
        <text:list-item>
          <text:p text:style-name="P1219">BR245289551995U</text:p>
        </text:list-item>
        <text:list-item>
          <text:p text:style-name="P1220">BR248615721395I</text:p>
        </text:list-item>
        <text:list-item>
          <text:p text:style-name="P1221">BR247782545593C</text:p>
        </text:list-item>
        <text:list-item>
          <text:p text:style-name="P1222">BR2447720489458</text:p>
        </text:list-item>
        <text:list-item>
          <text:p text:style-name="P1223">BR247482744019X</text:p>
        </text:list-item>
        <text:list-item>
          <text:p text:style-name="P1224">BR2418127799348</text:p>
        </text:list-item>
        <text:list-item>
          <text:p text:style-name="P1225">BR244485142717E</text:p>
        </text:list-item>
        <text:list-item>
          <text:p text:style-name="P1226">BR243353723200W</text:p>
        </text:list-item>
        <text:list-item>
          <text:p text:style-name="P1227">BR244840793962D</text:p>
        </text:list-item>
        <text:list-item>
          <text:p text:style-name="P1228">BR240695861992A</text:p>
        </text:list-item>
        <text:list-item>
          <text:p text:style-name="P1229">BR243013676819V</text:p>
        </text:list-item>
        <text:list-item>
          <text:p text:style-name="P1230">BR248894018077U</text:p>
        </text:list-item>
        <text:list-item>
          <text:p text:style-name="P1231">BR2469005124146</text:p>
        </text:list-item>
        <text:list-item>
          <text:p text:style-name="P1232">BR245011711806T</text:p>
        </text:list-item>
        <text:list-item>
          <text:p text:style-name="P1233">BR244128291656Q</text:p>
        </text:list-item>
        <text:list-item>
          <text:p text:style-name="P1234">BR244971023901A</text:p>
        </text:list-item>
        <text:list-item>
          <text:p text:style-name="P1235">BR242386843444G</text:p>
        </text:list-item>
        <text:list-item>
          <text:p text:style-name="P1236">BR240089356931E</text:p>
        </text:list-item>
        <text:list-item>
          <text:p text:style-name="P1237">BR240989025301S</text:p>
        </text:list-item>
        <text:list-item>
          <text:p text:style-name="P1238">BR2464673820437</text:p>
        </text:list-item>
        <text:list-item>
          <text:p text:style-name="P1239">BR246243972613E</text:p>
        </text:list-item>
        <text:list-item>
          <text:p text:style-name="P1240">BR247015009910K</text:p>
        </text:list-item>
        <text:list-item>
          <text:p text:style-name="P1241">BR248780479476G</text:p>
        </text:list-item>
        <text:list-item>
          <text:p text:style-name="P1242">BR2418824561932</text:p>
        </text:list-item>
        <text:list-item>
          <text:p text:style-name="P1243">BR2401805332480</text:p>
        </text:list-item>
        <text:list-item>
          <text:p text:style-name="P1244">BR246391461744O</text:p>
        </text:list-item>
        <text:list-item>
          <text:p text:style-name="P1245">BR240236688046J</text:p>
        </text:list-item>
        <text:list-item>
          <text:p text:style-name="P1246">BR247713702936G</text:p>
        </text:list-item>
        <text:list-item>
          <text:p text:style-name="P1247">BR249364255928J</text:p>
        </text:list-item>
        <text:list-item>
          <text:p text:style-name="P1248">BR243749051396C</text:p>
        </text:list-item>
        <text:list-item>
          <text:p text:style-name="P1249">BR247495750987R</text:p>
        </text:list-item>
        <text:list-item>
          <text:p text:style-name="P1250">BR240674350701J</text:p>
        </text:list-item>
        <text:list-item>
          <text:p text:style-name="P1251">BR240482283156H</text:p>
        </text:list-item>
        <text:list-item>
          <text:p text:style-name="P1252">BR244421379446O</text:p>
        </text:list-item>
        <text:list-item>
          <text:p text:style-name="P1253">BR240666857715N</text:p>
        </text:list-item>
        <text:list-item>
          <text:p text:style-name="P1254">BR245099146852X</text:p>
        </text:list-item>
        <text:list-item>
          <text:p text:style-name="P1255"><text:span text:style-name="T1256">BR241957627500B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15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80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770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5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5T19:02:00Z</meta:creation-date>
    <dc:date>2024-07-15T19:0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4" meta:paragraph-count="30" meta:word-count="2375" meta:character-count="15171" meta:row-count="106" meta:non-whitespace-character-count="12826"/>
  </office:meta>
</office:document-meta>
</file>